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mbria2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1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5.371cm"/>
    </style:style>
    <style:style style:name="co5" style:family="table-column">
      <style:table-column-properties fo:break-before="auto" style:column-width="3.016cm"/>
    </style:style>
    <style:style style:name="co6" style:family="table-column">
      <style:table-column-properties fo:break-before="auto" style:column-width="3.067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6.373cm"/>
    </style:style>
    <style:style style:name="co9" style:family="table-column">
      <style:table-column-properties fo:break-before="auto" style:column-width="8.541cm"/>
    </style:style>
    <style:style style:name="co10" style:family="table-column">
      <style:table-column-properties fo:break-before="auto" style:column-width="4.15cm"/>
    </style:style>
    <style:style style:name="co11" style:family="table-column">
      <style:table-column-properties fo:break-before="auto" style:column-width="4.098cm"/>
    </style:style>
    <style:style style:name="co12" style:family="table-column">
      <style:table-column-properties fo:break-before="auto" style:column-width="5.447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6.505cm"/>
    </style:style>
    <style:style style:name="co15" style:family="table-column">
      <style:table-column-properties fo:break-before="auto" style:column-width="4.83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35cm solid #000000" style:rotation-align="none"/>
      <style:text-properties fo:color="#ff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0"/>
    <style:style style:name="ce6" style:family="table-cell" style:parent-style-name="Default">
      <style:table-cell-properties style:diagonal-bl-tr="none" style:diagonal-tl-br="none" fo:border="0.035cm solid #000000" style:rotation-align="none"/>
      <style:text-properties fo:color="#ff3333"/>
    </style:style>
    <style:style style:name="ce7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35cm solid #000000" style:rotation-align="non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3333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csv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od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float" office:value="5508">
            <text:p>550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09">
            <text:p>550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0">
            <text:p>551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1">
            <text:p>551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2">
            <text:p>551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3">
            <text:p>551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5">
            <text:p>551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6">
            <text:p>551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7">
            <text:p>551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8">
            <text:p>551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19">
            <text:p>551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20">
            <text:p>552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21">
            <text:p>552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22">
            <text:p>552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23">
            <text:p>552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24">
            <text:p>552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25">
            <text:p>552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3">
            <text:p>701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4">
            <text:p>701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5">
            <text:p>701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6">
            <text:p>701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7">
            <text:p>701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8">
            <text:p>701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9">
            <text:p>701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0">
            <text:p>702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1">
            <text:p>702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2">
            <text:p>702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3">
            <text:p>702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4">
            <text:p>702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5">
            <text:p>702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6">
            <text:p>702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7">
            <text:p>702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8">
            <text:p>702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29">
            <text:p>702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3">
            <text:p>703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4">
            <text:p>703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5">
            <text:p>703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5">
            <text:p>704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6">
            <text:p>704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7">
            <text:p>704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04">
            <text:p>550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06">
            <text:p>550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07">
            <text:p>550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26">
            <text:p>552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27">
            <text:p>552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01">
            <text:p>550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2">
            <text:p>700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3">
            <text:p>700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4">
            <text:p>700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5">
            <text:p>700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6">
            <text:p>700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03">
            <text:p>550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7">
            <text:p>700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8">
            <text:p>700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09">
            <text:p>700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0">
            <text:p>701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1">
            <text:p>701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12">
            <text:p>701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0">
            <text:p>704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1">
            <text:p>704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50">
            <text:p>555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51">
            <text:p>555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552">
            <text:p>555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2">
            <text:p>704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3">
            <text:p>704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4">
            <text:p>704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372">
            <text:p>5372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73">
            <text:p>5373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401">
            <text:p>5401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402">
            <text:p>5402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403">
            <text:p>5403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404">
            <text:p>5404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405">
            <text:p>5405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406">
            <text:p>5406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407">
            <text:p>5407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601">
            <text:p>560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602">
            <text:p>560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603">
            <text:p>560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651">
            <text:p>565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52">
            <text:p>565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53">
            <text:p>565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02">
            <text:p>5102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04">
            <text:p>5104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05">
            <text:p>5105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06">
            <text:p>5106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08">
            <text:p>5108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09">
            <text:p>5109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10">
            <text:p>5110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11">
            <text:p>5111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12">
            <text:p>5112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13">
            <text:p>5113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15">
            <text:p>5115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16">
            <text:p>5116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19">
            <text:p>5119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21">
            <text:p>5121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22">
            <text:p>5122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23">
            <text:p>5123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24">
            <text:p>5124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51">
            <text:p>5151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52">
            <text:p>5152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53">
            <text:p>5153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55">
            <text:p>5155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56">
            <text:p>5156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57">
            <text:p>5157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58">
            <text:p>5158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59">
            <text:p>5159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60">
            <text:p>5160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70">
            <text:p>5170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71">
            <text:p>5171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172">
            <text:p>5172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01">
            <text:p>5201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02">
            <text:p>5202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03">
            <text:p>5203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04">
            <text:p>5204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05">
            <text:p>5205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1">
            <text:p>5251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2">
            <text:p>5252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3">
            <text:p>5253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4">
            <text:p>5254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5">
            <text:p>5255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6">
            <text:p>5256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7">
            <text:p>5257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8">
            <text:p>5258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259">
            <text:p>5259</text:p>
          </table:table-cell>
          <table:table-cell office:value-type="string">
            <text:p>AC</text:p>
          </table:table-cell>
        </table:table-row>
        <table:table-row table:style-name="ro1">
          <table:table-cell office:value-type="float" office:value="5301">
            <text:p>530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02">
            <text:p>530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03">
            <text:p>530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04">
            <text:p>530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05">
            <text:p>530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06">
            <text:p>530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07">
            <text:p>530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08">
            <text:p>530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09">
            <text:p>530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10">
            <text:p>531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351">
            <text:p>5351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52">
            <text:p>5352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53">
            <text:p>5353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54">
            <text:p>5354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55">
            <text:p>5355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56">
            <text:p>5356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57">
            <text:p>5357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58">
            <text:p>5358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59">
            <text:p>5359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0">
            <text:p>5360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1">
            <text:p>5361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2">
            <text:p>5362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3">
            <text:p>5363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4">
            <text:p>5364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5">
            <text:p>5365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6">
            <text:p>5366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7">
            <text:p>5367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8">
            <text:p>5368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69">
            <text:p>5369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70">
            <text:p>5370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5371">
            <text:p>5371</text:p>
          </table:table-cell>
          <table:table-cell office:value-type="string">
            <text:p>FO</text:p>
          </table:table-cell>
        </table:table-row>
        <table:table-row table:style-name="ro1">
          <table:table-cell office:value-type="float" office:value="7048">
            <text:p>704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49">
            <text:p>704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0">
            <text:p>705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1">
            <text:p>705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2">
            <text:p>705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3">
            <text:p>705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4">
            <text:p>705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5">
            <text:p>705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6">
            <text:p>705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7">
            <text:p>705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8">
            <text:p>705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59">
            <text:p>705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0">
            <text:p>706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1">
            <text:p>706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2">
            <text:p>706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3">
            <text:p>706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4">
            <text:p>706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5">
            <text:p>706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6">
            <text:p>706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7">
            <text:p>706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5654">
            <text:p>565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55">
            <text:p>565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56">
            <text:p>565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57">
            <text:p>565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58">
            <text:p>565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59">
            <text:p>565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60">
            <text:p>566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661">
            <text:p>5661</text:p>
          </table:table-cell>
          <table:table-cell office:value-type="string">
            <text:p>AU</text:p>
          </table:table-cell>
        </table:table-row>
        <table:table-row table:style-name="ro1">
          <table:table-cell table:style-name="ce2" office:value-type="float" office:value="5700">
            <text:p>5700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2" office:value-type="float" office:value="5701">
            <text:p>5701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2" office:value-type="float" office:value="5702">
            <text:p>5702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2" office:value-type="float" office:value="5703">
            <text:p>5703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2" office:value-type="float" office:value="5704">
            <text:p>5704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2" office:value-type="float" office:value="5705">
            <text:p>5705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2" office:value-type="float" office:value="5706">
            <text:p>5706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2" office:value-type="float" office:value="5707">
            <text:p>5707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2" office:value-type="float" office:value="5708">
            <text:p>5708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2" office:value-type="float" office:value="5709">
            <text:p>5709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2" office:value-type="float" office:value="5710">
            <text:p>5710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2" office:value-type="float" office:value="5711">
            <text:p>5711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2" office:value-type="float" office:value="5712">
            <text:p>5712</text:p>
          </table:table-cell>
          <table:table-cell office:value-type="string">
            <text:p>PV</text:p>
          </table:table-cell>
        </table:table-row>
        <table:table-row table:style-name="ro1">
          <table:table-cell office:value-type="float" office:value="5751">
            <text:p>575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53">
            <text:p>575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54">
            <text:p>575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56">
            <text:p>575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58">
            <text:p>575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59">
            <text:p>575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61">
            <text:p>576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62">
            <text:p>576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63">
            <text:p>576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764">
            <text:p>576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801">
            <text:p>580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802">
            <text:p>580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803">
            <text:p>580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899">
            <text:p>589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900">
            <text:p>590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901">
            <text:p>590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5902">
            <text:p>590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030">
            <text:p>703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1">
            <text:p>703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2">
            <text:p>703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6">
            <text:p>703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7">
            <text:p>703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8">
            <text:p>703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39">
            <text:p>703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8">
            <text:p>706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69">
            <text:p>706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0">
            <text:p>707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1">
            <text:p>707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2">
            <text:p>707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3">
            <text:p>707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4">
            <text:p>707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5">
            <text:p>707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6">
            <text:p>707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7">
            <text:p>707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8">
            <text:p>707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79">
            <text:p>707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0">
            <text:p>708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1">
            <text:p>708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2">
            <text:p>708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3">
            <text:p>708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4">
            <text:p>708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5">
            <text:p>708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6">
            <text:p>708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7">
            <text:p>708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8">
            <text:p>708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89">
            <text:p>708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0">
            <text:p>709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1">
            <text:p>709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2">
            <text:p>709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3">
            <text:p>709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4">
            <text:p>709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5">
            <text:p>709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6">
            <text:p>709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7">
            <text:p>709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8">
            <text:p>709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099">
            <text:p>709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1">
            <text:p>710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2">
            <text:p>710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3">
            <text:p>710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4">
            <text:p>710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5">
            <text:p>710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6">
            <text:p>710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7">
            <text:p>710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8">
            <text:p>710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09">
            <text:p>710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0">
            <text:p>711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1">
            <text:p>711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2">
            <text:p>711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3">
            <text:p>711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4">
            <text:p>711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5">
            <text:p>711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6">
            <text:p>711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7">
            <text:p>711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8">
            <text:p>711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19">
            <text:p>711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0">
            <text:p>712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1">
            <text:p>712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2">
            <text:p>712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3">
            <text:p>712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4">
            <text:p>712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5">
            <text:p>712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6">
            <text:p>712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7">
            <text:p>712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8">
            <text:p>712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29">
            <text:p>712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30">
            <text:p>713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31">
            <text:p>713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32">
            <text:p>713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33">
            <text:p>713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34">
            <text:p>713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35">
            <text:p>713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136">
            <text:p>713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1">
            <text:p>750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2">
            <text:p>750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3">
            <text:p>750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4">
            <text:p>750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5">
            <text:p>750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6">
            <text:p>750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7">
            <text:p>750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8">
            <text:p>750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09">
            <text:p>750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0">
            <text:p>751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1">
            <text:p>751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2">
            <text:p>751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3">
            <text:p>751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4">
            <text:p>751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5">
            <text:p>751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6">
            <text:p>751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7">
            <text:p>751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8">
            <text:p>751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19">
            <text:p>751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1">
            <text:p>752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2">
            <text:p>752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3">
            <text:p>752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4">
            <text:p>752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5">
            <text:p>752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6">
            <text:p>752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7">
            <text:p>752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8">
            <text:p>752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29">
            <text:p>752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0">
            <text:p>753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1">
            <text:p>753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2">
            <text:p>753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3">
            <text:p>753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4">
            <text:p>753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5">
            <text:p>753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6">
            <text:p>753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7">
            <text:p>753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8">
            <text:p>753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39">
            <text:p>753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0">
            <text:p>754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1">
            <text:p>754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2">
            <text:p>754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3">
            <text:p>754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4">
            <text:p>754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5">
            <text:p>754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6">
            <text:p>754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7">
            <text:p>754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8">
            <text:p>754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49">
            <text:p>754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0">
            <text:p>755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1">
            <text:p>755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2">
            <text:p>755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3">
            <text:p>755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4">
            <text:p>755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5">
            <text:p>755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6">
            <text:p>755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7">
            <text:p>755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8">
            <text:p>755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59">
            <text:p>755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0">
            <text:p>756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1">
            <text:p>756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2">
            <text:p>756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3">
            <text:p>756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4">
            <text:p>756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5">
            <text:p>756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6">
            <text:p>756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7">
            <text:p>756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8">
            <text:p>756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69">
            <text:p>756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0">
            <text:p>757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1">
            <text:p>757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2">
            <text:p>757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3">
            <text:p>757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4">
            <text:p>757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5">
            <text:p>757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6">
            <text:p>757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7">
            <text:p>757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8">
            <text:p>757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79">
            <text:p>757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0">
            <text:p>758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1">
            <text:p>758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2">
            <text:p>758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3">
            <text:p>758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4">
            <text:p>758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5">
            <text:p>758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6">
            <text:p>758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7">
            <text:p>758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8">
            <text:p>758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89">
            <text:p>758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0">
            <text:p>759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1">
            <text:p>759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2">
            <text:p>759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3">
            <text:p>759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4">
            <text:p>759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5">
            <text:p>759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6">
            <text:p>759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7">
            <text:p>759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8">
            <text:p>759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599">
            <text:p>759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0">
            <text:p>760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1">
            <text:p>760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2">
            <text:p>760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3">
            <text:p>760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4">
            <text:p>760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5">
            <text:p>760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6">
            <text:p>760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7">
            <text:p>760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8">
            <text:p>760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09">
            <text:p>760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0">
            <text:p>761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1">
            <text:p>761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2">
            <text:p>761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3">
            <text:p>761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5">
            <text:p>761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6">
            <text:p>761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7">
            <text:p>761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8">
            <text:p>761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19">
            <text:p>761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0">
            <text:p>762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1">
            <text:p>7621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2">
            <text:p>7622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3">
            <text:p>7623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4">
            <text:p>7624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5">
            <text:p>7625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6">
            <text:p>7626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7">
            <text:p>7627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8">
            <text:p>7628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29">
            <text:p>7629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630">
            <text:p>7630</text:p>
          </table:table-cell>
          <table:table-cell office:value-type="string">
            <text:p>PE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1">
            <text:p>770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2">
            <text:p>770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3">
            <text:p>770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4">
            <text:p>770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5">
            <text:p>770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6">
            <text:p>770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7">
            <text:p>770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8">
            <text:p>770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09">
            <text:p>770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0">
            <text:p>771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1">
            <text:p>771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2">
            <text:p>771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3">
            <text:p>771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4">
            <text:p>771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5">
            <text:p>771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6">
            <text:p>771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7">
            <text:p>771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8">
            <text:p>771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19">
            <text:p>771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0">
            <text:p>772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1">
            <text:p>772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2">
            <text:p>772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3">
            <text:p>772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4">
            <text:p>772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5">
            <text:p>772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6">
            <text:p>772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7">
            <text:p>772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8">
            <text:p>772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29">
            <text:p>772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0">
            <text:p>773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1">
            <text:p>773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3">
            <text:p>773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4">
            <text:p>773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5">
            <text:p>773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6">
            <text:p>773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7">
            <text:p>773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8">
            <text:p>773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39">
            <text:p>773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0">
            <text:p>774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1">
            <text:p>774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2">
            <text:p>774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3">
            <text:p>774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4">
            <text:p>774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5">
            <text:p>774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7">
            <text:p>774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8">
            <text:p>774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49">
            <text:p>774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0">
            <text:p>775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1">
            <text:p>775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2">
            <text:p>775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3">
            <text:p>775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4">
            <text:p>775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5">
            <text:p>775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6">
            <text:p>775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7">
            <text:p>775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8">
            <text:p>775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59">
            <text:p>775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0">
            <text:p>776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1">
            <text:p>776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2">
            <text:p>776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4">
            <text:p>776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5">
            <text:p>776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6">
            <text:p>776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7">
            <text:p>776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8">
            <text:p>776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69">
            <text:p>776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0">
            <text:p>777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2">
            <text:p>777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3">
            <text:p>777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4">
            <text:p>777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5">
            <text:p>777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6">
            <text:p>777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7">
            <text:p>777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8">
            <text:p>777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79">
            <text:p>777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0">
            <text:p>778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1">
            <text:p>778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2">
            <text:p>778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3">
            <text:p>778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4">
            <text:p>778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5">
            <text:p>778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6">
            <text:p>778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7">
            <text:p>778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8">
            <text:p>778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89">
            <text:p>778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0">
            <text:p>779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1">
            <text:p>779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2">
            <text:p>779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3">
            <text:p>779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4">
            <text:p>779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5">
            <text:p>779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6">
            <text:p>779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7">
            <text:p>779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8">
            <text:p>779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799">
            <text:p>779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2">
            <text:p>780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3">
            <text:p>780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4">
            <text:p>780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5">
            <text:p>780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6">
            <text:p>780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7">
            <text:p>780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8">
            <text:p>780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09">
            <text:p>780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0">
            <text:p>781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1">
            <text:p>781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2">
            <text:p>781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3">
            <text:p>781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4">
            <text:p>781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5">
            <text:p>781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6">
            <text:p>781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7">
            <text:p>781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8">
            <text:p>781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19">
            <text:p>781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0">
            <text:p>782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1">
            <text:p>782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2">
            <text:p>782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3">
            <text:p>782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4">
            <text:p>782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5">
            <text:p>782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6">
            <text:p>782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7">
            <text:p>782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8">
            <text:p>782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29">
            <text:p>782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0">
            <text:p>7830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1">
            <text:p>7831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2">
            <text:p>7832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3">
            <text:p>7833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4">
            <text:p>7834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5">
            <text:p>7835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6">
            <text:p>7836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7">
            <text:p>7837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8">
            <text:p>7838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39">
            <text:p>7839</text:p>
          </table:table-cell>
          <table:table-cell office:value-type="string">
            <text:p>AU</text:p>
          </table:table-cell>
        </table:table-row>
        <table:table-row table:style-name="ro1">
          <table:table-cell office:value-type="float" office:value="7840">
            <text:p>7840</text:p>
          </table:table-cell>
          <table:table-cell office:value-type="string">
            <text:p>AU</text:p>
          </table:table-cell>
        </table:table-row>
        <table:table-row table:style-name="ro1">
          <table:table-cell table:style-name="ce3" office:value-type="float" office:value="10001">
            <text:p>10001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3" office:value-type="float" office:value="10002">
            <text:p>10002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3" office:value-type="float" office:value="10003">
            <text:p>10003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3" office:value-type="float" office:value="10004">
            <text:p>10004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3" office:value-type="float" office:value="10005">
            <text:p>10005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3" office:value-type="float" office:value="10006">
            <text:p>10006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3" office:value-type="float" office:value="10007">
            <text:p>10007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3" office:value-type="float" office:value="10008">
            <text:p>10008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3" office:value-type="float" office:value="10009">
            <text:p>10009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3" office:value-type="float" office:value="10010">
            <text:p>10010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3" office:value-type="float" office:value="10011">
            <text:p>10011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3" office:value-type="float" office:value="10012">
            <text:p>10012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3" office:value-type="float" office:value="10013">
            <text:p>10013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3" office:value-type="float" office:value="10014">
            <text:p>10014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3" office:value-type="float" office:value="10015">
            <text:p>10015</text:p>
          </table:table-cell>
          <table:table-cell office:value-type="string">
            <text:p>PV</text:p>
          </table:table-cell>
        </table:table-row>
        <table:table-row table:style-name="ro1">
          <table:table-cell table:style-name="ce3" office:value-type="float" office:value="10016">
            <text:p>10016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3" office:value-type="float" office:value="10017">
            <text:p>10017</text:p>
          </table:table-cell>
          <table:table-cell office:value-type="string">
            <text:p>PE</text:p>
          </table:table-cell>
        </table:table-row>
        <table:table-row table:style-name="ro1">
          <table:table-cell table:style-name="ce3" office:value-type="float" office:value="10018">
            <text:p>10018</text:p>
          </table:table-cell>
          <table:table-cell office:value-type="string">
            <text:p>AC</text:p>
          </table:table-cell>
        </table:table-row>
        <table:table-row table:style-name="ro1">
          <table:table-cell table:style-name="ce3" office:value-type="float" office:value="10019">
            <text:p>10019</text:p>
          </table:table-cell>
          <table:table-cell office:value-type="string">
            <text:p>AC</text:p>
          </table:table-cell>
        </table:table-row>
        <table:table-row table:style-name="ro1">
          <table:table-cell table:style-name="ce3" office:value-type="float" office:value="10020">
            <text:p>10020</text:p>
          </table:table-cell>
          <table:table-cell office:value-type="string">
            <text:p>AC</text:p>
          </table:table-cell>
        </table:table-row>
        <table:table-row table:style-name="ro1">
          <table:table-cell table:style-name="ce3" office:value-type="float" office:value="10021">
            <text:p>10021</text:p>
          </table:table-cell>
          <table:table-cell office:value-type="string">
            <text:p>AC</text:p>
          </table:table-cell>
        </table:table-row>
        <table:table-row table:style-name="ro1">
          <table:table-cell table:style-name="ce3" office:value-type="float" office:value="10022">
            <text:p>10022</text:p>
          </table:table-cell>
          <table:table-cell office:value-type="string">
            <text:p>AU</text:p>
          </table:table-cell>
        </table:table-row>
        <table:table-row table:style-name="ro1">
          <table:table-cell table:style-name="ce3" office:value-type="float" office:value="10023">
            <text:p>10023</text:p>
          </table:table-cell>
          <table:table-cell office:value-type="string">
            <text:p>AU</text:p>
          </table:table-cell>
        </table:table-row>
        <table:table-row table:style-name="ro1">
          <table:table-cell table:style-name="ce3" office:value-type="float" office:value="10024">
            <text:p>10024</text:p>
          </table:table-cell>
          <table:table-cell office:value-type="string">
            <text:p>AC</text:p>
          </table:table-cell>
        </table:table-row>
        <table:table-row table:style-name="ro1">
          <table:table-cell table:style-name="ce3" office:value-type="float" office:value="10025">
            <text:p>10025</text:p>
          </table:table-cell>
          <table:table-cell office:value-type="string">
            <text:p>AC</text:p>
          </table:table-cell>
        </table:table-row>
        <table:table-row table:style-name="ro1">
          <table:table-cell table:style-name="ce3" office:value-type="float" office:value="10026">
            <text:p>10026</text:p>
          </table:table-cell>
          <table:table-cell office:value-type="string">
            <text:p>AC</text:p>
          </table:table-cell>
        </table:table-row>
        <table:table-row table:style-name="ro1">
          <table:table-cell table:style-name="ce3" office:value-type="float" office:value="10027">
            <text:p>10027</text:p>
          </table:table-cell>
          <table:table-cell office:value-type="string">
            <text:p>AC</text:p>
          </table:table-cell>
        </table:table-row>
        <table:table-row table:style-name="ro1">
          <table:table-cell table:style-name="ce3" office:value-type="float" office:value="10028">
            <text:p>10028</text:p>
          </table:table-cell>
          <table:table-cell office:value-type="string">
            <text:p>AU</text:p>
          </table:table-cell>
        </table:table-row>
        <table:table-row table:style-name="ro1">
          <table:table-cell table:style-name="ce3" office:value-type="float" office:value="10029">
            <text:p>10029</text:p>
          </table:table-cell>
          <table:table-cell office:value-type="string">
            <text:p>AU</text:p>
          </table:table-cell>
        </table:table-row>
        <table:table-row table:style-name="ro1">
          <table:table-cell table:style-name="ce3" office:value-type="float" office:value="10030">
            <text:p>10030</text:p>
          </table:table-cell>
          <table:table-cell office:value-type="string">
            <text:p>AU</text:p>
          </table:table-cell>
        </table:table-row>
        <table:table-row table:style-name="ro1">
          <table:table-cell table:style-name="ce3" office:value-type="float" office:value="10031">
            <text:p>10031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32">
            <text:p>10032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33">
            <text:p>10033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34">
            <text:p>10034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35">
            <text:p>10035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36">
            <text:p>10036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37">
            <text:p>10037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38">
            <text:p>10038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39">
            <text:p>10039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40">
            <text:p>10040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41">
            <text:p>10041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42">
            <text:p>10042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43">
            <text:p>10043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44">
            <text:p>10044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45">
            <text:p>10045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46">
            <text:p>10046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47">
            <text:p>10047</text:p>
          </table:table-cell>
          <table:table-cell office:value-type="string">
            <text:p>IN</text:p>
          </table:table-cell>
        </table:table-row>
        <table:table-row table:style-name="ro1">
          <table:table-cell table:style-name="ce3" office:value-type="float" office:value="10048">
            <text:p>10048</text:p>
          </table:table-cell>
          <table:table-cell office:value-type="string">
            <text:p>IN</text:p>
          </table:table-cell>
        </table:table-row>
        <table:table-row table:style-name="ro1" table:number-rows-repeated="104795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lation" table:style-name="ta2" table:print="false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7" table:number-columns-repeated="1014" table:default-cell-style-name="ce5"/>
        <table:table-column table:style-name="co7" table:number-columns-repeated="2" table:default-cell-style-name="Default"/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value_fr</text:p>
          </table:table-cell>
          <table:table-cell table:style-name="ce4" office:value-type="string">
            <text:p>code_aquafri</text:p>
          </table:table-cell>
          <table:table-cell table:style-name="ce4" office:value-type="string">
            <text:p>descr_aquafri</text:p>
          </table:table-cell>
          <table:table-cell table:style-name="ce7"/>
          <table:table-cell/>
          <table:table-cell table:style-name="ce7" office:value-type="string">
            <text:p>Type_materiau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 office:value-type="string">
            <text:p>Autre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style-name="Default" table:number-columns-repeated="2"/>
          <table:table-cell table:style-name="Default" office:value-type="string">
            <text:p>FI</text:p>
          </table:table-cell>
          <table:table-cell table:style-name="Default" office:value-type="string">
            <text:p>fibrociment</text:p>
          </table:table-cell>
          <table:table-cell table:number-columns-repeated="1016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.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style-name="Default" table:number-columns-repeated="2"/>
          <table:table-cell table:style-name="Default" office:value-type="string">
            <text:p>BE</text:p>
          </table:table-cell>
          <table:table-cell table:style-name="Default" office:value-type="string">
            <text:p>beton</text:p>
          </table:table-cell>
          <table:table-cell table:number-columns-repeated="1016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Ã  dÃ©t.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style-name="Default" table:number-columns-repeated="2"/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08">
            <text:p>550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FG</text:p>
          </table:table-cell>
          <table:table-cell table:style-name="Default" office:value-type="string">
            <text:p>fonte grise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09">
            <text:p>550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FD</text:p>
          </table:table-cell>
          <table:table-cell table:style-name="Default" office:value-type="string">
            <text:p>fonte ductile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0">
            <text:p>551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1">
            <text:p>551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RE</text:p>
          </table:table-cell>
          <table:table-cell table:style-name="Default" office:value-type="string">
            <text:p>resine epoxy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2">
            <text:p>551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PP</text:p>
          </table:table-cell>
          <table:table-cell table:style-name="Default" office:value-type="string">
            <text:p>polypropylene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3">
            <text:p>551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4">
            <text:p>551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5">
            <text:p>551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6">
            <text:p>551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7">
            <text:p>551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5518">
            <text:p>551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5519">
            <text:p>551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5520">
            <text:p>552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5521">
            <text:p>552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5522">
            <text:p>552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5523">
            <text:p>552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24">
            <text:p>552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25">
            <text:p>552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3">
            <text:p>701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4">
            <text:p>701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5">
            <text:p>701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6">
            <text:p>701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7">
            <text:p>701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8">
            <text:p>701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9">
            <text:p>701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0">
            <text:p>702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1">
            <text:p>702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2">
            <text:p>702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3">
            <text:p>702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4">
            <text:p>702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5">
            <text:p>702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6">
            <text:p>702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7">
            <text:p>702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8">
            <text:p>702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29">
            <text:p>702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3">
            <text:p>703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4">
            <text:p>703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5">
            <text:p>703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5">
            <text:p>704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6">
            <text:p>704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7">
            <text:p>704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04">
            <text:p>550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06">
            <text:p>550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07">
            <text:p>550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26">
            <text:p>552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27">
            <text:p>552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01">
            <text:p>550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1">
            <text:p>700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2">
            <text:p>700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3">
            <text:p>700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4">
            <text:p>700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5">
            <text:p>700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6">
            <text:p>700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03">
            <text:p>550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7">
            <text:p>700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8">
            <text:p>700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09">
            <text:p>700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0">
            <text:p>701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1">
            <text:p>701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12">
            <text:p>701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0">
            <text:p>704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1">
            <text:p>704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50">
            <text:p>555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51">
            <text:p>555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552">
            <text:p>555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2">
            <text:p>704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3">
            <text:p>704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4">
            <text:p>704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72">
            <text:p>53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73">
            <text:p>537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00">
            <text:p>5400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01">
            <text:p>5401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02">
            <text:p>5402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03">
            <text:p>5403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04">
            <text:p>5404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05">
            <text:p>5405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06">
            <text:p>5406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407">
            <text:p>5407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00">
            <text:p>5600</text:p>
          </table:table-cell>
          <table:table-cell table:style-name="Default" office:value-type="string">
            <text:p>PEX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01">
            <text:p>5601</text:p>
          </table:table-cell>
          <table:table-cell table:style-name="Default" office:value-type="string">
            <text:p>PEX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02">
            <text:p>5602</text:p>
          </table:table-cell>
          <table:table-cell table:style-name="Default" office:value-type="string">
            <text:p>PEX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03">
            <text:p>5603</text:p>
          </table:table-cell>
          <table:table-cell table:style-name="Default" office:value-type="string">
            <text:p>PEX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1">
            <text:p>5651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2">
            <text:p>5652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3">
            <text:p>5653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01">
            <text:p>5101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02">
            <text:p>5102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04">
            <text:p>5104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05">
            <text:p>5105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06">
            <text:p>5106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08">
            <text:p>5108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09">
            <text:p>5109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10">
            <text:p>5110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11">
            <text:p>5111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12">
            <text:p>5112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13">
            <text:p>5113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15">
            <text:p>5115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16">
            <text:p>5116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19">
            <text:p>5119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20">
            <text:p>5120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21">
            <text:p>5121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22">
            <text:p>5122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23">
            <text:p>5123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24">
            <text:p>5124</text:p>
          </table:table-cell>
          <table:table-cell table:number-columns-repeated="2"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51">
            <text:p>5151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52">
            <text:p>5152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53">
            <text:p>5153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55">
            <text:p>5155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56">
            <text:p>5156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57">
            <text:p>5157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58">
            <text:p>5158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59">
            <text:p>5159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60">
            <text:p>5160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70">
            <text:p>5170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71">
            <text:p>5171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172">
            <text:p>5172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01">
            <text:p>5201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02">
            <text:p>5202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03">
            <text:p>5203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04">
            <text:p>5204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05">
            <text:p>5205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1">
            <text:p>5251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2">
            <text:p>5252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3">
            <text:p>5253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4">
            <text:p>5254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5">
            <text:p>5255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6">
            <text:p>5256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7">
            <text:p>5257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8">
            <text:p>5258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259">
            <text:p>5259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1">
            <text:p>5301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2">
            <text:p>5302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3">
            <text:p>5303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4">
            <text:p>5304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5">
            <text:p>5305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6">
            <text:p>5306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7">
            <text:p>5307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8">
            <text:p>5308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09">
            <text:p>5309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10">
            <text:p>5310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1">
            <text:p>535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2">
            <text:p>535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3">
            <text:p>535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4">
            <text:p>535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5">
            <text:p>535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6">
            <text:p>535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7">
            <text:p>535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8">
            <text:p>535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59">
            <text:p>535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0">
            <text:p>53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1">
            <text:p>536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2">
            <text:p>536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3">
            <text:p>536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4">
            <text:p>53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5">
            <text:p>536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6">
            <text:p>536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7">
            <text:p>536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8">
            <text:p>536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69">
            <text:p>53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70">
            <text:p>53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371">
            <text:p>537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8">
            <text:p>704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49">
            <text:p>704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0">
            <text:p>705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1">
            <text:p>705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2">
            <text:p>705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3">
            <text:p>705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4">
            <text:p>705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5">
            <text:p>705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6">
            <text:p>705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7">
            <text:p>705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8">
            <text:p>705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59">
            <text:p>705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0">
            <text:p>706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1">
            <text:p>706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2">
            <text:p>706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3">
            <text:p>706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4">
            <text:p>706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5">
            <text:p>706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6">
            <text:p>706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7">
            <text:p>706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4">
            <text:p>5654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5">
            <text:p>5655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6">
            <text:p>5656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7">
            <text:p>5657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8">
            <text:p>5658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59">
            <text:p>5659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60">
            <text:p>5660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661">
            <text:p>5661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ce2" office:value-type="float" office:value="5700">
            <text:p>5700</text:p>
          </table:table-cell>
          <table:table-cell table:style-name="ce2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" office:value-type="float" office:value="5701">
            <text:p>5701</text:p>
          </table:table-cell>
          <table:table-cell table:style-name="ce2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" office:value-type="float" office:value="5702">
            <text:p>5702</text:p>
          </table:table-cell>
          <table:table-cell table:style-name="ce2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" office:value-type="float" office:value="5703">
            <text:p>5703</text:p>
          </table:table-cell>
          <table:table-cell table:style-name="ce2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" office:value-type="float" office:value="5704">
            <text:p>5704</text:p>
          </table:table-cell>
          <table:table-cell table:style-name="ce2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" office:value-type="float" office:value="5705">
            <text:p>5705</text:p>
          </table:table-cell>
          <table:table-cell table:style-name="ce2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" office:value-type="float" office:value="5706">
            <text:p>5706</text:p>
          </table:table-cell>
          <table:table-cell table:style-name="ce2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" office:value-type="float" office:value="5707">
            <text:p>5707</text:p>
          </table:table-cell>
          <table:table-cell table:style-name="ce2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" office:value-type="float" office:value="5708">
            <text:p>5708</text:p>
          </table:table-cell>
          <table:table-cell table:style-name="ce2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" office:value-type="float" office:value="5709">
            <text:p>5709</text:p>
          </table:table-cell>
          <table:table-cell table:style-name="ce2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" office:value-type="float" office:value="5710">
            <text:p>5710</text:p>
          </table:table-cell>
          <table:table-cell table:style-name="ce2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" office:value-type="float" office:value="5711">
            <text:p>5711</text:p>
          </table:table-cell>
          <table:table-cell table:style-name="ce2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2" office:value-type="float" office:value="5712">
            <text:p>5712</text:p>
          </table:table-cell>
          <table:table-cell table:style-name="ce2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51">
            <text:p>5751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53">
            <text:p>5753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54">
            <text:p>5754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56">
            <text:p>5756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58">
            <text:p>5758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59">
            <text:p>5759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61">
            <text:p>5761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62">
            <text:p>5762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63">
            <text:p>5763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764">
            <text:p>5764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800">
            <text:p>5800</text:p>
          </table:table-cell>
          <table:table-cell table:style-name="Default" office:value-type="string">
            <text:p>T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801">
            <text:p>5801</text:p>
          </table:table-cell>
          <table:table-cell table:style-name="Default" office:value-type="string">
            <text:p>T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802">
            <text:p>5802</text:p>
          </table:table-cell>
          <table:table-cell table:style-name="Default" office:value-type="string">
            <text:p>T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803">
            <text:p>5803</text:p>
          </table:table-cell>
          <table:table-cell table:style-name="Default" office:value-type="string">
            <text:p>T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899">
            <text:p>5899</text:p>
          </table:table-cell>
          <table:table-cell table:style-name="Default"/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900">
            <text:p>5900</text:p>
          </table:table-cell>
          <table:table-cell table:style-name="Default"/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901">
            <text:p>5901</text:p>
          </table:table-cell>
          <table:table-cell table:style-name="Default"/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5902">
            <text:p>5902</text:p>
          </table:table-cell>
          <table:table-cell table:style-name="Default"/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0">
            <text:p>703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1">
            <text:p>703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2">
            <text:p>703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6">
            <text:p>703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7">
            <text:p>703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8">
            <text:p>703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39">
            <text:p>703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8">
            <text:p>706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69">
            <text:p>706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0">
            <text:p>707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1">
            <text:p>707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2">
            <text:p>707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3">
            <text:p>707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4">
            <text:p>707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5">
            <text:p>707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6">
            <text:p>707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7">
            <text:p>707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8">
            <text:p>707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79">
            <text:p>707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0">
            <text:p>708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1">
            <text:p>708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2">
            <text:p>708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3">
            <text:p>708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4">
            <text:p>708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5">
            <text:p>708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6">
            <text:p>708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7">
            <text:p>708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8">
            <text:p>708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89">
            <text:p>708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0">
            <text:p>709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1">
            <text:p>709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2">
            <text:p>709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3">
            <text:p>709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4">
            <text:p>709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5">
            <text:p>709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6">
            <text:p>709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7">
            <text:p>709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8">
            <text:p>709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099">
            <text:p>709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0">
            <text:p>710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1">
            <text:p>710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2">
            <text:p>710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3">
            <text:p>710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4">
            <text:p>710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5">
            <text:p>710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6">
            <text:p>710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7">
            <text:p>710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8">
            <text:p>710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09">
            <text:p>710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0">
            <text:p>711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1">
            <text:p>711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2">
            <text:p>711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3">
            <text:p>711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4">
            <text:p>711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5">
            <text:p>711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6">
            <text:p>711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7">
            <text:p>711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8">
            <text:p>711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19">
            <text:p>711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0">
            <text:p>712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1">
            <text:p>712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2">
            <text:p>712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3">
            <text:p>712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4">
            <text:p>712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5">
            <text:p>712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6">
            <text:p>712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7">
            <text:p>7127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8">
            <text:p>7128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29">
            <text:p>7129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30">
            <text:p>7130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31">
            <text:p>7131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32">
            <text:p>7132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33">
            <text:p>7133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34">
            <text:p>7134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35">
            <text:p>7135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136">
            <text:p>7136</text:p>
          </table:table-cell>
          <table:table-cell table:number-columns-repeated="2"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1">
            <text:p>750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2">
            <text:p>750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3">
            <text:p>750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4">
            <text:p>750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5">
            <text:p>750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6">
            <text:p>750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7">
            <text:p>750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8">
            <text:p>750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09">
            <text:p>750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0">
            <text:p>751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1">
            <text:p>751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2">
            <text:p>751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3">
            <text:p>751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4">
            <text:p>751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5">
            <text:p>751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6">
            <text:p>751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7">
            <text:p>751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8">
            <text:p>751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19">
            <text:p>751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0">
            <text:p>752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1">
            <text:p>752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2">
            <text:p>752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3">
            <text:p>752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4">
            <text:p>752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5">
            <text:p>752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6">
            <text:p>752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7">
            <text:p>752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8">
            <text:p>752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29">
            <text:p>752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0">
            <text:p>753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1">
            <text:p>753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2">
            <text:p>753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3">
            <text:p>753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4">
            <text:p>753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5">
            <text:p>753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6">
            <text:p>753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7">
            <text:p>753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8">
            <text:p>753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39">
            <text:p>753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0">
            <text:p>754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1">
            <text:p>754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2">
            <text:p>754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3">
            <text:p>754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4">
            <text:p>754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5">
            <text:p>754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6">
            <text:p>754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7">
            <text:p>754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8">
            <text:p>754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49">
            <text:p>754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0">
            <text:p>755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1">
            <text:p>755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2">
            <text:p>755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3">
            <text:p>755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4">
            <text:p>755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5">
            <text:p>755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6">
            <text:p>755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7">
            <text:p>755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8">
            <text:p>755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59">
            <text:p>755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0">
            <text:p>756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1">
            <text:p>756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2">
            <text:p>756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3">
            <text:p>756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4">
            <text:p>756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5">
            <text:p>756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6">
            <text:p>756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7">
            <text:p>756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8">
            <text:p>756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69">
            <text:p>756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0">
            <text:p>757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1">
            <text:p>757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2">
            <text:p>757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3">
            <text:p>757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4">
            <text:p>757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5">
            <text:p>757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6">
            <text:p>757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7">
            <text:p>757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8">
            <text:p>757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79">
            <text:p>757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0">
            <text:p>758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1">
            <text:p>758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2">
            <text:p>758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3">
            <text:p>758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4">
            <text:p>758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5">
            <text:p>758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6">
            <text:p>758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7">
            <text:p>758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8">
            <text:p>758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89">
            <text:p>758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0">
            <text:p>759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1">
            <text:p>759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2">
            <text:p>759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3">
            <text:p>759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4">
            <text:p>759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5">
            <text:p>759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6">
            <text:p>759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7">
            <text:p>759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8">
            <text:p>759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599">
            <text:p>759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0">
            <text:p>760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1">
            <text:p>760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2">
            <text:p>760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3">
            <text:p>760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4">
            <text:p>760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5">
            <text:p>760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6">
            <text:p>760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7">
            <text:p>760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8">
            <text:p>760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09">
            <text:p>760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0">
            <text:p>761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1">
            <text:p>761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2">
            <text:p>761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3">
            <text:p>761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4">
            <text:p>761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5">
            <text:p>761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6">
            <text:p>761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7">
            <text:p>761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8">
            <text:p>761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19">
            <text:p>761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0">
            <text:p>762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1">
            <text:p>762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2">
            <text:p>762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3">
            <text:p>762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4">
            <text:p>762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5">
            <text:p>762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6">
            <text:p>762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7">
            <text:p>762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8">
            <text:p>762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29">
            <text:p>762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630">
            <text:p>763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0">
            <text:p>770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1">
            <text:p>770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2">
            <text:p>770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3">
            <text:p>770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4">
            <text:p>770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5">
            <text:p>770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6">
            <text:p>770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7">
            <text:p>770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8">
            <text:p>770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09">
            <text:p>770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0">
            <text:p>771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1">
            <text:p>771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2">
            <text:p>771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3">
            <text:p>771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4">
            <text:p>771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5">
            <text:p>771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6">
            <text:p>771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7">
            <text:p>771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8">
            <text:p>771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19">
            <text:p>771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0">
            <text:p>772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1">
            <text:p>772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2">
            <text:p>772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3">
            <text:p>772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4">
            <text:p>772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5">
            <text:p>772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6">
            <text:p>772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7">
            <text:p>772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8">
            <text:p>772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29">
            <text:p>772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0">
            <text:p>773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1">
            <text:p>773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3">
            <text:p>773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4">
            <text:p>773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5">
            <text:p>773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6">
            <text:p>773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7">
            <text:p>773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8">
            <text:p>773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39">
            <text:p>773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0">
            <text:p>774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1">
            <text:p>774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2">
            <text:p>774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3">
            <text:p>774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4">
            <text:p>774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5">
            <text:p>774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6">
            <text:p>774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7">
            <text:p>774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8">
            <text:p>774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49">
            <text:p>774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0">
            <text:p>775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1">
            <text:p>775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2">
            <text:p>775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3">
            <text:p>775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4">
            <text:p>775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5">
            <text:p>775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6">
            <text:p>775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7">
            <text:p>775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8">
            <text:p>775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59">
            <text:p>775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0">
            <text:p>776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1">
            <text:p>776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2">
            <text:p>776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3">
            <text:p>776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4">
            <text:p>776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5">
            <text:p>776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6">
            <text:p>776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7">
            <text:p>776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8">
            <text:p>776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69">
            <text:p>776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0">
            <text:p>777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2">
            <text:p>777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3">
            <text:p>777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4">
            <text:p>777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5">
            <text:p>777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6">
            <text:p>777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7">
            <text:p>777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8">
            <text:p>777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79">
            <text:p>777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0">
            <text:p>778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1">
            <text:p>778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2">
            <text:p>778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3">
            <text:p>778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4">
            <text:p>778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5">
            <text:p>778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6">
            <text:p>778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7">
            <text:p>778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8">
            <text:p>778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89">
            <text:p>778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0">
            <text:p>779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1">
            <text:p>779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2">
            <text:p>779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3">
            <text:p>779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4">
            <text:p>779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5">
            <text:p>779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6">
            <text:p>779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7">
            <text:p>779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8">
            <text:p>779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799">
            <text:p>779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0">
            <text:p>780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1">
            <text:p>780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2">
            <text:p>780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3">
            <text:p>780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4">
            <text:p>780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5">
            <text:p>780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6">
            <text:p>780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7">
            <text:p>780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8">
            <text:p>780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09">
            <text:p>780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0">
            <text:p>781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1">
            <text:p>781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2">
            <text:p>781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3">
            <text:p>781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4">
            <text:p>781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5">
            <text:p>781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6">
            <text:p>781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7">
            <text:p>781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8">
            <text:p>781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19">
            <text:p>781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0">
            <text:p>782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1">
            <text:p>782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2">
            <text:p>782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3">
            <text:p>782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4">
            <text:p>782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5">
            <text:p>782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6">
            <text:p>782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7">
            <text:p>782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8">
            <text:p>782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29">
            <text:p>782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0">
            <text:p>783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1">
            <text:p>783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2">
            <text:p>783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3">
            <text:p>783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4">
            <text:p>783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5">
            <text:p>783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6">
            <text:p>783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7">
            <text:p>783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8">
            <text:p>783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39">
            <text:p>783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Default" office:value-type="float" office:value="7840">
            <text:p>784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ce3" office:value-type="float" office:value="10001">
            <text:p>10001</text:p>
          </table:table-cell>
          <table:table-cell table:style-name="ce3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3" office:value-type="float" office:value="10002">
            <text:p>10002</text:p>
          </table:table-cell>
          <table:table-cell table:style-name="ce3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3" office:value-type="float" office:value="10003">
            <text:p>10003</text:p>
          </table:table-cell>
          <table:table-cell table:style-name="ce3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3" office:value-type="float" office:value="10004">
            <text:p>10004</text:p>
          </table:table-cell>
          <table:table-cell table:style-name="ce3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3" office:value-type="float" office:value="10005">
            <text:p>10005</text:p>
          </table:table-cell>
          <table:table-cell table:style-name="ce3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3" office:value-type="float" office:value="10006">
            <text:p>10006</text:p>
          </table:table-cell>
          <table:table-cell table:style-name="ce3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3" office:value-type="float" office:value="10007">
            <text:p>10007</text:p>
          </table:table-cell>
          <table:table-cell table:style-name="ce3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3" office:value-type="float" office:value="10008">
            <text:p>10008</text:p>
          </table:table-cell>
          <table:table-cell table:style-name="ce3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3" office:value-type="float" office:value="10009">
            <text:p>10009</text:p>
          </table:table-cell>
          <table:table-cell table:style-name="ce3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3" office:value-type="float" office:value="10010">
            <text:p>10010</text:p>
          </table:table-cell>
          <table:table-cell table:style-name="ce3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3" office:value-type="float" office:value="10011">
            <text:p>10011</text:p>
          </table:table-cell>
          <table:table-cell table:style-name="ce3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3" office:value-type="float" office:value="10012">
            <text:p>10012</text:p>
          </table:table-cell>
          <table:table-cell table:style-name="ce3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3" office:value-type="float" office:value="10013">
            <text:p>10013</text:p>
          </table:table-cell>
          <table:table-cell table:style-name="ce3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3" office:value-type="float" office:value="10014">
            <text:p>10014</text:p>
          </table:table-cell>
          <table:table-cell table:style-name="ce3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3" office:value-type="float" office:value="10015">
            <text:p>10015</text:p>
          </table:table-cell>
          <table:table-cell table:style-name="ce3" office:value-type="string">
            <text:p>PVC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number-columns-repeated="1020"/>
        </table:table-row>
        <table:table-row table:style-name="ro1">
          <table:table-cell table:style-name="ce3" office:value-type="float" office:value="10016">
            <text:p>10016</text:p>
          </table:table-cell>
          <table:table-cell table:style-name="ce6" office:value-type="string">
            <text:p>PE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ce3" office:value-type="float" office:value="10017">
            <text:p>10017</text:p>
          </table:table-cell>
          <table:table-cell table:style-name="ce6" office:value-type="string">
            <text:p>PE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number-columns-repeated="1020"/>
        </table:table-row>
        <table:table-row table:style-name="ro1">
          <table:table-cell table:style-name="ce3" office:value-type="float" office:value="10018">
            <text:p>10018</text:p>
          </table:table-cell>
          <table:table-cell table:style-name="ce6" office:value-type="string">
            <text:p>AC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ce3" office:value-type="float" office:value="10019">
            <text:p>10019</text:p>
          </table:table-cell>
          <table:table-cell table:style-name="ce6" office:value-type="string">
            <text:p>AC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ce3" office:value-type="float" office:value="10020">
            <text:p>10020</text:p>
          </table:table-cell>
          <table:table-cell table:style-name="ce6" office:value-type="string">
            <text:p>AC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ce3" office:value-type="float" office:value="10021">
            <text:p>10021</text:p>
          </table:table-cell>
          <table:table-cell table:style-name="ce6" office:value-type="string">
            <text:p>AC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ce3" office:value-type="float" office:value="10022">
            <text:p>10022</text:p>
          </table:table-cell>
          <table:table-cell table:style-name="ce6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ce3" office:value-type="float" office:value="10023">
            <text:p>10023</text:p>
          </table:table-cell>
          <table:table-cell table:style-name="ce6" office:value-type="string">
            <text:p>TA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ce3" office:value-type="float" office:value="10024">
            <text:p>10024</text:p>
          </table:table-cell>
          <table:table-cell table:style-name="ce6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ce3" office:value-type="float" office:value="10025">
            <text:p>10025</text:p>
          </table:table-cell>
          <table:table-cell table:style-name="ce6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ce3" office:value-type="float" office:value="10026">
            <text:p>10026</text:p>
          </table:table-cell>
          <table:table-cell table:style-name="ce6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ce3" office:value-type="float" office:value="10027">
            <text:p>10027</text:p>
          </table:table-cell>
          <table:table-cell table:style-name="ce6" office:value-type="string">
            <text:p>ACG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1020"/>
        </table:table-row>
        <table:table-row table:style-name="ro1">
          <table:table-cell table:style-name="ce3" office:value-type="float" office:value="10028">
            <text:p>10028</text:p>
          </table:table-cell>
          <table:table-cell table:style-name="ce6" office:value-type="string">
            <text:p>PL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ce3" office:value-type="float" office:value="10029">
            <text:p>10029</text:p>
          </table:table-cell>
          <table:table-cell table:style-name="ce6" office:value-type="string">
            <text:p>T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ce3" office:value-type="float" office:value="10030">
            <text:p>10030</text:p>
          </table:table-cell>
          <table:table-cell table:style-name="ce6" office:value-type="string">
            <text:p>TC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0"/>
        </table:table-row>
        <table:table-row table:style-name="ro1">
          <table:table-cell table:style-name="ce3" office:value-type="float" office:value="10031">
            <text:p>10031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32">
            <text:p>10032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33">
            <text:p>10033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34">
            <text:p>10034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35">
            <text:p>10035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36">
            <text:p>10036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37">
            <text:p>10037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38">
            <text:p>10038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39">
            <text:p>10039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40">
            <text:p>10040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41">
            <text:p>10041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42">
            <text:p>10042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43">
            <text:p>10043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44">
            <text:p>10044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45">
            <text:p>10045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46">
            <text:p>10046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47">
            <text:p>10047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>
          <table:table-cell table:style-name="ce3" office:value-type="float" office:value="10048">
            <text:p>10048</text:p>
          </table:table-cell>
          <table:table-cell table:style-name="ce6" office:value-type="string">
            <text:p>Inc./A Ø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0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itionnal" table:style-name="ta1" table:print="false">
        <table:table-column table:style-name="co2" table:number-columns-repeated="8" table:default-cell-style-name="Default"/>
        <table:table-row table:style-name="ro1">
          <table:table-cell table:style-name="ce8" office:value-type="string">
            <text:p>id</text:p>
          </table:table-cell>
          <table:table-cell table:style-name="ce8" office:value-type="string">
            <text:p>short_fr</text:p>
          </table:table-cell>
          <table:table-cell table:style-name="ce8" office:value-type="string">
            <text:p>value_fr</text:p>
          </table:table-cell>
          <table:table-cell table:style-name="ce11" office:value-type="string">
            <text:p>diameter</text:p>
          </table:table-cell>
          <table:table-cell table:style-name="ce11" office:value-type="string">
            <text:p>diameter_nominal</text:p>
          </table:table-cell>
          <table:table-cell table:style-name="ce11" office:value-type="string">
            <text:p>diameter_internal</text:p>
          </table:table-cell>
          <table:table-cell table:style-name="ce11" office:value-type="string">
            <text:p>diameter_external</text:p>
          </table:table-cell>
          <table:table-cell table:style-name="ce11" office:value-type="string">
            <text:p>pressure_nominal</text:p>
          </table:table-cell>
        </table:table-row>
        <table:table-row table:style-name="ro1">
          <table:table-cell table:style-name="ce9" office:value-type="float" office:value="10001">
            <text:p>10001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250">
            <text:p>250</text:p>
          </table:table-cell>
          <table:table-cell table:style-name="ce12" table:formula="of:=[.D2]" office:value-type="float" office:value="250">
            <text:p>250</text:p>
          </table:table-cell>
          <table:table-cell table:style-name="ce12" office:value-type="float" office:value="207.8">
            <text:p>207.8</text:p>
          </table:table-cell>
          <table:table-cell table:style-name="ce12" table:formula="of:=[.D2]" office:value-type="float" office:value="250">
            <text:p>25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02">
            <text:p>10002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225">
            <text:p>225</text:p>
          </table:table-cell>
          <table:table-cell table:style-name="ce12" table:formula="of:=[.D3]" office:value-type="float" office:value="225">
            <text:p>225</text:p>
          </table:table-cell>
          <table:table-cell table:style-name="ce12" office:value-type="float" office:value="203.4">
            <text:p>203.4</text:p>
          </table:table-cell>
          <table:table-cell table:style-name="ce12" table:formula="of:=[.D3]" office:value-type="float" office:value="225">
            <text:p>225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03">
            <text:p>10003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200">
            <text:p>200</text:p>
          </table:table-cell>
          <table:table-cell table:style-name="ce12" table:formula="of:=[.D4]" office:value-type="float" office:value="200">
            <text:p>200</text:p>
          </table:table-cell>
          <table:table-cell table:style-name="ce12" office:value-type="float" office:value="175">
            <text:p>175</text:p>
          </table:table-cell>
          <table:table-cell table:style-name="ce12" table:formula="of:=[.D4]" office:value-type="float" office:value="200">
            <text:p>20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04">
            <text:p>10004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80">
            <text:p>180</text:p>
          </table:table-cell>
          <table:table-cell table:style-name="ce12" table:formula="of:=[.D5]" office:value-type="float" office:value="180">
            <text:p>180</text:p>
          </table:table-cell>
          <table:table-cell table:style-name="ce12" office:value-type="float" office:value="147.6">
            <text:p>147.6</text:p>
          </table:table-cell>
          <table:table-cell table:style-name="ce12" table:formula="of:=[.D5]" office:value-type="float" office:value="180">
            <text:p>18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05">
            <text:p>10005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60">
            <text:p>160</text:p>
          </table:table-cell>
          <table:table-cell table:style-name="ce12" table:formula="of:=[.D6]" office:value-type="float" office:value="160">
            <text:p>160</text:p>
          </table:table-cell>
          <table:table-cell table:style-name="ce12" office:value-type="float" office:value="136">
            <text:p>136</text:p>
          </table:table-cell>
          <table:table-cell table:style-name="ce12" table:formula="of:=[.D6]" office:value-type="float" office:value="160">
            <text:p>16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06">
            <text:p>10006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60">
            <text:p>160</text:p>
          </table:table-cell>
          <table:table-cell table:style-name="ce12" table:formula="of:=[.D7]" office:value-type="float" office:value="160">
            <text:p>160</text:p>
          </table:table-cell>
          <table:table-cell table:style-name="ce12" office:value-type="float" office:value="129.2">
            <text:p>129.2</text:p>
          </table:table-cell>
          <table:table-cell table:style-name="ce12" table:formula="of:=[.D7]" office:value-type="float" office:value="160">
            <text:p>16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07">
            <text:p>10007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60">
            <text:p>160</text:p>
          </table:table-cell>
          <table:table-cell table:style-name="ce12" table:formula="of:=[.D8]" office:value-type="float" office:value="160">
            <text:p>160</text:p>
          </table:table-cell>
          <table:table-cell table:style-name="ce12" office:value-type="float" office:value="123.4">
            <text:p>123.4</text:p>
          </table:table-cell>
          <table:table-cell table:style-name="ce12" table:formula="of:=[.D8]" office:value-type="float" office:value="160">
            <text:p>16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08">
            <text:p>10008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40">
            <text:p>140</text:p>
          </table:table-cell>
          <table:table-cell table:style-name="ce12" table:formula="of:=[.D9]" office:value-type="float" office:value="140">
            <text:p>140</text:p>
          </table:table-cell>
          <table:table-cell table:style-name="ce12" office:value-type="float" office:value="120">
            <text:p>120</text:p>
          </table:table-cell>
          <table:table-cell table:style-name="ce12" table:formula="of:=[.D9]" office:value-type="float" office:value="140">
            <text:p>14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09">
            <text:p>10009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25">
            <text:p>125</text:p>
          </table:table-cell>
          <table:table-cell table:style-name="ce12" table:formula="of:=[.D10]" office:value-type="float" office:value="125">
            <text:p>125</text:p>
          </table:table-cell>
          <table:table-cell table:style-name="ce12" office:value-type="float" office:value="102.2">
            <text:p>102.2</text:p>
          </table:table-cell>
          <table:table-cell table:style-name="ce12" table:formula="of:=[.D10]" office:value-type="float" office:value="125">
            <text:p>125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10">
            <text:p>10010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25">
            <text:p>125</text:p>
          </table:table-cell>
          <table:table-cell table:style-name="ce12" table:formula="of:=[.D11]" office:value-type="float" office:value="125">
            <text:p>125</text:p>
          </table:table-cell>
          <table:table-cell table:style-name="ce12" office:value-type="float" office:value="110.6">
            <text:p>110.6</text:p>
          </table:table-cell>
          <table:table-cell table:style-name="ce12" table:formula="of:=[.D11]" office:value-type="float" office:value="125">
            <text:p>125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11">
            <text:p>10011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10">
            <text:p>110</text:p>
          </table:table-cell>
          <table:table-cell table:style-name="ce12" table:formula="of:=[.D12]" office:value-type="float" office:value="110">
            <text:p>110</text:p>
          </table:table-cell>
          <table:table-cell table:style-name="ce12" office:value-type="float" office:value="101.6">
            <text:p>101.6</text:p>
          </table:table-cell>
          <table:table-cell table:style-name="ce12" table:formula="of:=[.D12]" office:value-type="float" office:value="110">
            <text:p>11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12">
            <text:p>10012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10">
            <text:p>110</text:p>
          </table:table-cell>
          <table:table-cell table:style-name="ce12" table:formula="of:=[.D13]" office:value-type="float" office:value="110">
            <text:p>110</text:p>
          </table:table-cell>
          <table:table-cell table:style-name="ce12" office:value-type="float" office:value="93.6">
            <text:p>93.6</text:p>
          </table:table-cell>
          <table:table-cell table:style-name="ce12" table:formula="of:=[.D13]" office:value-type="float" office:value="110">
            <text:p>11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13">
            <text:p>10013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100">
            <text:p>100</text:p>
          </table:table-cell>
          <table:table-cell table:style-name="ce12" table:formula="of:=[.D14]" office:value-type="float" office:value="100">
            <text:p>100</text:p>
          </table:table-cell>
          <table:table-cell table:style-name="ce12" office:value-type="float" office:value="80">
            <text:p>80</text:p>
          </table:table-cell>
          <table:table-cell table:style-name="ce12" table:formula="of:=[.D14]" office:value-type="float" office:value="100">
            <text:p>10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14">
            <text:p>10014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63">
            <text:p>63</text:p>
          </table:table-cell>
          <table:table-cell table:style-name="ce12" table:formula="of:=[.D15]" office:value-type="float" office:value="63">
            <text:p>63</text:p>
          </table:table-cell>
          <table:table-cell table:style-name="ce12" office:value-type="float" office:value="50">
            <text:p>50</text:p>
          </table:table-cell>
          <table:table-cell table:style-name="ce12" table:formula="of:=[.D15]" office:value-type="float" office:value="63">
            <text:p>63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15">
            <text:p>10015</text:p>
          </table:table-cell>
          <table:table-cell table:style-name="ce9" office:value-type="string">
            <text:p>PVC</text:p>
          </table:table-cell>
          <table:table-cell table:style-name="ce9" office:value-type="string">
            <text:p>Chlorure de polyvinyle</text:p>
          </table:table-cell>
          <table:table-cell table:style-name="ce12" office:value-type="float" office:value="50">
            <text:p>50</text:p>
          </table:table-cell>
          <table:table-cell table:style-name="ce12" table:formula="of:=[.D16]" office:value-type="float" office:value="50">
            <text:p>50</text:p>
          </table:table-cell>
          <table:table-cell table:style-name="ce12" office:value-type="float" office:value="40">
            <text:p>40</text:p>
          </table:table-cell>
          <table:table-cell table:style-name="ce12" table:formula="of:=[.D16]" office:value-type="float" office:value="50">
            <text:p>50</text:p>
          </table:table-cell>
          <table:table-cell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16">
            <text:p>10016</text:p>
          </table:table-cell>
          <table:table-cell table:style-name="ce10" office:value-type="string">
            <text:p>PE</text:p>
          </table:table-cell>
          <table:table-cell table:style-name="ce10" office:value-type="string">
            <text:p>Polyéthylène</text:p>
          </table:table-cell>
          <table:table-cell table:number-columns-repeated="4" table:style-name="ce12" office:value-type="string">
            <text:p>null</text:p>
          </table:table-cell>
          <table:table-cell table:style-name="ce13" office:value-type="float" office:value="10">
            <text:p>10</text:p>
          </table:table-cell>
        </table:table-row>
        <table:table-row table:style-name="ro1">
          <table:table-cell table:style-name="ce9" office:value-type="float" office:value="10017">
            <text:p>10017</text:p>
          </table:table-cell>
          <table:table-cell table:style-name="ce10" office:value-type="string">
            <text:p>PE</text:p>
          </table:table-cell>
          <table:table-cell table:style-name="ce10" office:value-type="string">
            <text:p>Polyéthylène</text:p>
          </table:table-cell>
          <table:table-cell table:number-columns-repeated="4" table:style-name="ce12" office:value-type="string">
            <text:p>null</text:p>
          </table:table-cell>
          <table:table-cell table:style-name="ce13" office:value-type="float" office:value="16">
            <text:p>16</text:p>
          </table:table-cell>
        </table:table-row>
        <table:table-row table:style-name="ro1">
          <table:table-cell table:style-name="ce9" office:value-type="float" office:value="10018">
            <text:p>10018</text:p>
          </table:table-cell>
          <table:table-cell table:style-name="ce10" office:value-type="string">
            <text:p>AC</text:p>
          </table:table-cell>
          <table:table-cell table:style-name="ce10" office:value-type="string">
            <text:p>Acier</text:p>
          </table:table-cell>
          <table:table-cell table:number-columns-repeated="3" table:style-name="ce13" office:value-type="float" office:value="32">
            <text:p>32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19">
            <text:p>10019</text:p>
          </table:table-cell>
          <table:table-cell table:style-name="ce10" office:value-type="string">
            <text:p>AC</text:p>
          </table:table-cell>
          <table:table-cell table:style-name="ce10" office:value-type="string">
            <text:p>Acier</text:p>
          </table:table-cell>
          <table:table-cell table:number-columns-repeated="3" table:style-name="ce13" office:value-type="float" office:value="25">
            <text:p>25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0">
            <text:p>10020</text:p>
          </table:table-cell>
          <table:table-cell table:style-name="ce10" office:value-type="string">
            <text:p>AC</text:p>
          </table:table-cell>
          <table:table-cell table:style-name="ce10" office:value-type="string">
            <text:p>Acier</text:p>
          </table:table-cell>
          <table:table-cell table:number-columns-repeated="3" table:style-name="ce13" office:value-type="float" office:value="20">
            <text:p>20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1">
            <text:p>10021</text:p>
          </table:table-cell>
          <table:table-cell table:style-name="ce10" office:value-type="string">
            <text:p>AC</text:p>
          </table:table-cell>
          <table:table-cell table:style-name="ce10" office:value-type="string">
            <text:p>Acier</text:p>
          </table:table-cell>
          <table:table-cell table:number-columns-repeated="3" table:style-name="ce13" office:value-type="float" office:value="15">
            <text:p>15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2">
            <text:p>10022</text:p>
          </table:table-cell>
          <table:table-cell table:style-name="ce10" office:value-type="string">
            <text:p>TAC</text:p>
          </table:table-cell>
          <table:table-cell table:style-name="ce10" office:value-type="string">
            <text:p>Amiante Ciment</text:p>
          </table:table-cell>
          <table:table-cell table:number-columns-repeated="5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3">
            <text:p>10023</text:p>
          </table:table-cell>
          <table:table-cell table:style-name="ce10" office:value-type="string">
            <text:p>TAC</text:p>
          </table:table-cell>
          <table:table-cell table:style-name="ce10" office:value-type="string">
            <text:p>Amiante Ciment</text:p>
          </table:table-cell>
          <table:table-cell table:number-columns-repeated="3" table:style-name="ce13" office:value-type="float" office:value="350">
            <text:p>350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4">
            <text:p>10024</text:p>
          </table:table-cell>
          <table:table-cell table:style-name="ce10" office:value-type="string">
            <text:p>ACG</text:p>
          </table:table-cell>
          <table:table-cell table:style-name="ce10" office:value-type="string">
            <text:p>Acier galvanisé</text:p>
          </table:table-cell>
          <table:table-cell table:number-columns-repeated="3" table:style-name="ce13" office:value-type="float" office:value="50">
            <text:p>50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5">
            <text:p>10025</text:p>
          </table:table-cell>
          <table:table-cell table:style-name="ce10" office:value-type="string">
            <text:p>ACG</text:p>
          </table:table-cell>
          <table:table-cell table:style-name="ce10" office:value-type="string">
            <text:p>Acier galvanisé</text:p>
          </table:table-cell>
          <table:table-cell table:number-columns-repeated="3" table:style-name="ce13" office:value-type="float" office:value="40">
            <text:p>40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6">
            <text:p>10026</text:p>
          </table:table-cell>
          <table:table-cell table:style-name="ce10" office:value-type="string">
            <text:p>ACG</text:p>
          </table:table-cell>
          <table:table-cell table:style-name="ce10" office:value-type="string">
            <text:p>Acier galvanisé</text:p>
          </table:table-cell>
          <table:table-cell table:number-columns-repeated="3" table:style-name="ce13" office:value-type="float" office:value="32">
            <text:p>32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7">
            <text:p>10027</text:p>
          </table:table-cell>
          <table:table-cell table:style-name="ce10" office:value-type="string">
            <text:p>ACG</text:p>
          </table:table-cell>
          <table:table-cell table:style-name="ce10" office:value-type="string">
            <text:p>Acier galvanisé</text:p>
          </table:table-cell>
          <table:table-cell table:number-columns-repeated="3" table:style-name="ce13" office:value-type="float" office:value="25">
            <text:p>25</text:p>
          </table:table-cell>
          <table:table-cell table:number-columns-repeated="2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8">
            <text:p>10028</text:p>
          </table:table-cell>
          <table:table-cell table:style-name="ce10" office:value-type="string">
            <text:p>PL</text:p>
          </table:table-cell>
          <table:table-cell table:style-name="ce10" office:value-type="string">
            <text:p>Plastique</text:p>
          </table:table-cell>
          <table:table-cell table:number-columns-repeated="5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29">
            <text:p>10029</text:p>
          </table:table-cell>
          <table:table-cell table:style-name="ce10" office:value-type="string">
            <text:p>TC</text:p>
          </table:table-cell>
          <table:table-cell table:style-name="ce10" office:value-type="string">
            <text:p>Tuyau Ciment</text:p>
          </table:table-cell>
          <table:table-cell table:number-columns-repeated="2" table:style-name="ce13" office:value-type="float" office:value="10">
            <text:p>1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0">
            <text:p>10030</text:p>
          </table:table-cell>
          <table:table-cell table:style-name="ce10" office:value-type="string">
            <text:p>TC</text:p>
          </table:table-cell>
          <table:table-cell table:style-name="ce10" office:value-type="string">
            <text:p>Tuyau Ciment</text:p>
          </table:table-cell>
          <table:table-cell table:number-columns-repeated="2" table:style-name="ce13" office:value-type="float" office:value="15">
            <text:p>15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1">
            <text:p>10031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300">
            <text:p>300</text:p>
          </table:table-cell>
          <table:table-cell table:style-name="ce13" table:formula="of:=[.D32]" office:value-type="float" office:value="300">
            <text:p>30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2">
            <text:p>10032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250">
            <text:p>250</text:p>
          </table:table-cell>
          <table:table-cell table:style-name="ce13" table:formula="of:=[.D33]" office:value-type="float" office:value="250">
            <text:p>25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3">
            <text:p>10033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200">
            <text:p>200</text:p>
          </table:table-cell>
          <table:table-cell table:style-name="ce13" table:formula="of:=[.D34]" office:value-type="float" office:value="200">
            <text:p>20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4">
            <text:p>10034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180">
            <text:p>180</text:p>
          </table:table-cell>
          <table:table-cell table:style-name="ce13" table:formula="of:=[.D35]" office:value-type="float" office:value="180">
            <text:p>18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5">
            <text:p>10035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175">
            <text:p>175</text:p>
          </table:table-cell>
          <table:table-cell table:style-name="ce13" table:formula="of:=[.D36]" office:value-type="float" office:value="175">
            <text:p>175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6">
            <text:p>10036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150">
            <text:p>150</text:p>
          </table:table-cell>
          <table:table-cell table:style-name="ce13" table:formula="of:=[.D37]" office:value-type="float" office:value="150">
            <text:p>15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7">
            <text:p>10037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125">
            <text:p>125</text:p>
          </table:table-cell>
          <table:table-cell table:style-name="ce13" table:formula="of:=[.D38]" office:value-type="float" office:value="125">
            <text:p>125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8">
            <text:p>10038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120">
            <text:p>120</text:p>
          </table:table-cell>
          <table:table-cell table:style-name="ce13" table:formula="of:=[.D39]" office:value-type="float" office:value="120">
            <text:p>12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39">
            <text:p>10039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100">
            <text:p>100</text:p>
          </table:table-cell>
          <table:table-cell table:style-name="ce13" table:formula="of:=[.D40]" office:value-type="float" office:value="100">
            <text:p>10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0">
            <text:p>10040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80">
            <text:p>80</text:p>
          </table:table-cell>
          <table:table-cell table:style-name="ce13" table:formula="of:=[.D41]" office:value-type="float" office:value="80">
            <text:p>8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1">
            <text:p>10041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75">
            <text:p>75</text:p>
          </table:table-cell>
          <table:table-cell table:style-name="ce13" table:formula="of:=[.D42]" office:value-type="float" office:value="75">
            <text:p>75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2">
            <text:p>10042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70">
            <text:p>70</text:p>
          </table:table-cell>
          <table:table-cell table:style-name="ce13" table:formula="of:=[.D43]" office:value-type="float" office:value="70">
            <text:p>7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3">
            <text:p>10043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63">
            <text:p>63</text:p>
          </table:table-cell>
          <table:table-cell table:style-name="ce13" table:formula="of:=[.D44]" office:value-type="float" office:value="63">
            <text:p>63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4">
            <text:p>10044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50">
            <text:p>50</text:p>
          </table:table-cell>
          <table:table-cell table:style-name="ce13" table:formula="of:=[.D45]" office:value-type="float" office:value="50">
            <text:p>5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5">
            <text:p>10045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40">
            <text:p>40</text:p>
          </table:table-cell>
          <table:table-cell table:style-name="ce13" table:formula="of:=[.D46]" office:value-type="float" office:value="40">
            <text:p>4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6">
            <text:p>10046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32">
            <text:p>32</text:p>
          </table:table-cell>
          <table:table-cell table:style-name="ce13" table:formula="of:=[.D47]" office:value-type="float" office:value="32">
            <text:p>32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7">
            <text:p>10047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25">
            <text:p>25</text:p>
          </table:table-cell>
          <table:table-cell table:style-name="ce13" table:formula="of:=[.D48]" office:value-type="float" office:value="25">
            <text:p>25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>
          <table:table-cell table:style-name="ce9" office:value-type="float" office:value="10048">
            <text:p>10048</text:p>
          </table:table-cell>
          <table:table-cell table:style-name="ce10" office:value-type="string">
            <text:p>Inc./A Ø</text:p>
          </table:table-cell>
          <table:table-cell table:style-name="ce10" office:value-type="string">
            <text:p>Inconnu / Autre avec diamètre</text:p>
          </table:table-cell>
          <table:table-cell table:style-name="ce13" office:value-type="float" office:value="20">
            <text:p>20</text:p>
          </table:table-cell>
          <table:table-cell table:style-name="ce13" table:formula="of:=[.D49]" office:value-type="float" office:value="20">
            <text:p>20</text:p>
          </table:table-cell>
          <table:table-cell table:number-columns-repeated="3" table:style-name="ce12" office:value-type="string">
            <text:p>null</text:p>
          </table:table-cell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qwat" table:style-name="ta2">
        <table:table-column table:style-name="co3" table:default-cell-style-name="ce5"/>
        <table:table-column table:style-name="co7" table:default-cell-style-name="ce5"/>
        <table:table-column table:style-name="co9" table:default-cell-style-name="ce5"/>
        <table:table-column table:style-name="co7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7" table:number-columns-repeated="998" table:default-cell-style-name="ce5"/>
        <table:table-column table:style-name="co7" table:number-columns-repeated="18" table:default-cell-style-name="Default"/>
        <table:table-row table:style-name="ro1">
          <table:table-cell table:style-name="Default" office:value-type="string">
            <text:p>id</text:p>
          </table:table-cell>
          <table:table-cell table:style-name="Default" office:value-type="string">
            <text:p>short_fr</text:p>
          </table:table-cell>
          <table:table-cell table:style-name="Default" office:value-type="string">
            <text:p>value_fr</text:p>
          </table:table-cell>
          <table:table-cell table:style-name="Default" office:value-type="string">
            <text:p>diameter</text:p>
          </table:table-cell>
          <table:table-cell table:style-name="Default" office:value-type="string">
            <text:p>diameter_nominal</text:p>
          </table:table-cell>
          <table:table-cell table:style-name="Default" office:value-type="string">
            <text:p>diameter_internal</text:p>
          </table:table-cell>
          <table:table-cell table:style-name="Default" office:value-type="string">
            <text:p>diameter_external</text:p>
          </table:table-cell>
          <table:table-cell table:style-name="Default" office:value-type="string">
            <text:p>pressure_nominal</text:p>
          </table:table-cell>
          <table:table-cell table:number-columns-repeated="1016"/>
        </table:table-row>
        <table:table-row table:style-name="ro1">
          <table:table-cell table:style-name="Default" office:value-type="float" office:value="101">
            <text:p>101</text:p>
          </table:table-cell>
          <table:table-cell table:number-columns-repeated="2" table:style-name="Default" office:value-type="string">
            <text:p>Autr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.</text:p>
          </table:table-cell>
          <table:table-cell table:style-name="Default" office:value-type="string">
            <text:p>Inconnu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à  dét.</text:p>
          </table:table-cell>
          <table:table-cell table:style-name="Default" office:value-type="string">
            <text:p>à  déterminer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508">
            <text:p>550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0.4">
            <text:p>20.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09">
            <text:p>550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04.6">
            <text:p>204.6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0">
            <text:p>551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.2">
            <text:p>26.2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1">
            <text:p>551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290.6">
            <text:p>290.6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2">
            <text:p>551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2.6">
            <text:p>32.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3">
            <text:p>551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327.2">
            <text:p>327.2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4">
            <text:p>551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0.8">
            <text:p>40.8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5">
            <text:p>551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1.4">
            <text:p>51.4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6">
            <text:p>551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1.4">
            <text:p>61.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7">
            <text:p>551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73.6">
            <text:p>73.6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8">
            <text:p>551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14.6">
            <text:p>114.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19">
            <text:p>551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47.2">
            <text:p>147.2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20">
            <text:p>552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84">
            <text:p>184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21">
            <text:p>552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57.8">
            <text:p>257.8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22">
            <text:p>552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09.2">
            <text:p>409.2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23">
            <text:p>552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15.6">
            <text:p>515.6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24">
            <text:p>552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68.2">
            <text:p>368.2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25">
            <text:p>552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458.4">
            <text:p>458.4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3">
            <text:p>701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55.2">
            <text:p>155.2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4">
            <text:p>701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74.6">
            <text:p>174.6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5">
            <text:p>701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194.2">
            <text:p>194.2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6">
            <text:p>701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17.4">
            <text:p>217.4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7">
            <text:p>701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44.6">
            <text:p>244.6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8">
            <text:p>701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275.6">
            <text:p>275.6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9">
            <text:p>701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10.6">
            <text:p>310.6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0">
            <text:p>702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49.4">
            <text:p>349.4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1">
            <text:p>702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388.4">
            <text:p>388.4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2">
            <text:p>702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435.6">
            <text:p>435.6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3">
            <text:p>702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18">
            <text:p>18</text:p>
          </table:table-cell>
          <table:table-cell table:number-columns-repeated="2"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4">
            <text:p>702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3.2">
            <text:p>23.2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5">
            <text:p>702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29">
            <text:p>2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6">
            <text:p>702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36.2">
            <text:p>36.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7">
            <text:p>702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45.8">
            <text:p>45.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8">
            <text:p>702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54.4">
            <text:p>54.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29">
            <text:p>702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65.4">
            <text:p>65.4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3">
            <text:p>703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21">
            <text:p>2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4">
            <text:p>703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8">
            <text:p>2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5">
            <text:p>703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6">
            <text:p>3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5">
            <text:p>704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10">
            <text:p>710</text:p>
          </table:table-cell>
          <table:table-cell table:style-name="Default"/>
          <table:table-cell table:style-name="Default" office:value-type="float" office:value="605.6">
            <text:p>605.6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6">
            <text:p>704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21">
            <text:p>2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7">
            <text:p>704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8">
            <text:p>2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04">
            <text:p>550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2.2">
            <text:p>102.2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06">
            <text:p>550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30.8">
            <text:p>130.8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07">
            <text:p>550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63.6">
            <text:p>163.6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26">
            <text:p>552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10">
            <text:p>710</text:p>
          </table:table-cell>
          <table:table-cell table:style-name="Default"/>
          <table:table-cell table:style-name="Default" office:value-type="float" office:value="581">
            <text:p>581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27">
            <text:p>552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29.2">
            <text:p>229.2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01">
            <text:p>550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7001">
            <text:p>700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19.4">
            <text:p>19.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02">
            <text:p>700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4.8">
            <text:p>24.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03">
            <text:p>700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1">
            <text:p>31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04">
            <text:p>700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38.8">
            <text:p>38.8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05">
            <text:p>700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48.8">
            <text:p>48.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06">
            <text:p>700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58.2">
            <text:p>58.2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03">
            <text:p>550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10">
            <text:p>110</text:p>
          </table:table-cell>
          <table:table-cell table:number-columns-repeated="2" table:style-name="Default" office:value-type="float" office:value="90">
            <text:p>90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07">
            <text:p>700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69.8">
            <text:p>69.8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08">
            <text:p>700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85.4">
            <text:p>85.4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09">
            <text:p>700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97">
            <text:p>97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0">
            <text:p>701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08.6">
            <text:p>108.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1">
            <text:p>701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24.2">
            <text:p>124.2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12">
            <text:p>701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39.8">
            <text:p>139.8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0">
            <text:p>704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21">
            <text:p>2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1">
            <text:p>704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83.8">
            <text:p>383.8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50">
            <text:p>555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551">
            <text:p>555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38.8">
            <text:p>38.8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5552">
            <text:p>555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48.8">
            <text:p>48.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2">
            <text:p>704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26.4">
            <text:p>426.4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3">
            <text:p>704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477.6">
            <text:p>477.6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4">
            <text:p>704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37.4">
            <text:p>537.4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5372">
            <text:p>53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800">
            <text:p>8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73">
            <text:p>537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90">
            <text:p>9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400">
            <text:p>5400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nte auto-étanch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401">
            <text:p>5401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nte auto-étanche</text:p>
          </table:table-cell>
          <table:table-cell table:number-columns-repeated="3" table:style-name="Default" office:value-type="float" office:value="100">
            <text:p>1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402">
            <text:p>5402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nte auto-étanche</text:p>
          </table:table-cell>
          <table:table-cell table:number-columns-repeated="3" table:style-name="Default" office:value-type="float" office:value="125">
            <text:p>1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403">
            <text:p>5403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nte auto-étanche</text:p>
          </table:table-cell>
          <table:table-cell table:number-columns-repeated="3" table:style-name="Default" office:value-type="float" office:value="150">
            <text:p>1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404">
            <text:p>5404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nte auto-étanche</text:p>
          </table:table-cell>
          <table:table-cell table:number-columns-repeated="3" table:style-name="Default" office:value-type="float" office:value="200">
            <text:p>2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405">
            <text:p>5405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nte auto-étanche</text:p>
          </table:table-cell>
          <table:table-cell table:number-columns-repeated="3" table:style-name="Default" office:value-type="float" office:value="250">
            <text:p>2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406">
            <text:p>5406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nte auto-étanche</text:p>
          </table:table-cell>
          <table:table-cell table:number-columns-repeated="3" table:style-name="Default" office:value-type="float" office:value="300">
            <text:p>3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407">
            <text:p>5407</text:p>
          </table:table-cell>
          <table:table-cell table:style-name="Default" office:value-type="string">
            <text:p>FAE</text:p>
          </table:table-cell>
          <table:table-cell table:style-name="Default" office:value-type="string">
            <text:p>Fonte auto-étanche</text:p>
          </table:table-cell>
          <table:table-cell table:number-columns-repeated="3" table:style-name="Default" office:value-type="float" office:value="400">
            <text:p>4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600">
            <text:p>5600</text:p>
          </table:table-cell>
          <table:table-cell table:style-name="Default" office:value-type="string">
            <text:p>PEX</text:p>
          </table:table-cell>
          <table:table-cell table:style-name="Default" office:value-type="string">
            <text:p>Polyéthylène réticulé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601">
            <text:p>5601</text:p>
          </table:table-cell>
          <table:table-cell table:style-name="Default" office:value-type="string">
            <text:p>PEX</text:p>
          </table:table-cell>
          <table:table-cell table:style-name="Default" office:value-type="string">
            <text:p>Polyéthylène réticulé</text:p>
          </table:table-cell>
          <table:table-cell table:style-name="Default" office:value-type="float" office:value="63">
            <text:p>63</text:p>
          </table:table-cell>
          <table:table-cell table:number-columns-repeated="2" table:style-name="Default" office:value-type="float" office:value="50">
            <text:p>5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02">
            <text:p>5602</text:p>
          </table:table-cell>
          <table:table-cell table:style-name="Default" office:value-type="string">
            <text:p>PEX</text:p>
          </table:table-cell>
          <table:table-cell table:style-name="Default" office:value-type="string">
            <text:p>Polyéthylène réticulé</text:p>
          </table:table-cell>
          <table:table-cell table:style-name="Default" office:value-type="float" office:value="90">
            <text:p>90</text:p>
          </table:table-cell>
          <table:table-cell table:number-columns-repeated="2" table:style-name="Default" office:value-type="float" office:value="75">
            <text:p>75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03">
            <text:p>5603</text:p>
          </table:table-cell>
          <table:table-cell table:style-name="Default" office:value-type="string">
            <text:p>PEX</text:p>
          </table:table-cell>
          <table:table-cell table:style-name="Default" office:value-type="string">
            <text:p>Polyéthylène réticulé</text:p>
          </table:table-cell>
          <table:table-cell table:style-name="Default" office:value-type="float" office:value="160">
            <text:p>160</text:p>
          </table:table-cell>
          <table:table-cell table:style-name="Default" table:number-columns-repeated="2"/>
          <table:table-cell table:style-name="Default" office:value-type="float" office:value="160">
            <text:p>16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51">
            <text:p>5651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652">
            <text:p>5652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float" office:value="0.2">
            <text:p>0.2</text:p>
          </table:table-cell>
          <table:table-cell table:style-name="Default" table:number-columns-repeated="2"/>
          <table:table-cell table:style-name="Default" office:value-type="float" office:value="20">
            <text:p>2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53">
            <text:p>5653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string">
            <text:p>0.75"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0.4">
            <text:p>20.4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01">
            <text:p>5101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102">
            <text:p>5102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100">
            <text:p>100</text:p>
          </table:table-cell>
          <table:table-cell table:style-name="Default" office:value-type="float" office:value="114">
            <text:p>114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04">
            <text:p>5104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125">
            <text:p>125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05">
            <text:p>5105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150">
            <text:p>150</text:p>
          </table:table-cell>
          <table:table-cell table:style-name="Default" office:value-type="float" office:value="168">
            <text:p>16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06">
            <text:p>5106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175">
            <text:p>175</text:p>
          </table:table-cell>
          <table:table-cell table:style-name="Default" office:value-type="float" office:value="194">
            <text:p>194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08">
            <text:p>5108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200">
            <text:p>200</text:p>
          </table:table-cell>
          <table:table-cell table:style-name="Default" office:value-type="float" office:value="219">
            <text:p>219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09">
            <text:p>5109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250">
            <text:p>250</text:p>
          </table:table-cell>
          <table:table-cell table:style-name="Default" office:value-type="float" office:value="273">
            <text:p>27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10">
            <text:p>5110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300">
            <text:p>300</text:p>
          </table:table-cell>
          <table:table-cell table:style-name="Default" office:value-type="float" office:value="323">
            <text:p>32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11">
            <text:p>5111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400">
            <text:p>400</text:p>
          </table:table-cell>
          <table:table-cell table:style-name="Default" office:value-type="float" office:value="406.4">
            <text:p>406.4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12">
            <text:p>5112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50">
            <text:p>50</text:p>
          </table:table-cell>
          <table:table-cell table:style-name="Default" office:value-type="float" office:value="60.3">
            <text:p>60.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13">
            <text:p>5113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500">
            <text:p>500</text:p>
          </table:table-cell>
          <table:table-cell table:style-name="Default" office:value-type="float" office:value="508">
            <text:p>50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15">
            <text:p>5115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600">
            <text:p>600</text:p>
          </table:table-cell>
          <table:table-cell table:style-name="Default" office:value-type="float" office:value="610">
            <text:p>61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16">
            <text:p>5116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65">
            <text:p>65</text:p>
          </table:table-cell>
          <table:table-cell table:style-name="Default" office:value-type="float" office:value="76">
            <text:p>7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19">
            <text:p>5119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80">
            <text:p>80</text:p>
          </table:table-cell>
          <table:table-cell table:style-name="Default" office:value-type="float" office:value="89">
            <text:p>89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20">
            <text:p>5120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800">
            <text:p>8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21">
            <text:p>5121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1000">
            <text:p>10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22">
            <text:p>5122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1200">
            <text:p>12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23">
            <text:p>5123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number-columns-repeated="3" table:style-name="Default" office:value-type="float" office:value="350">
            <text:p>35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24">
            <text:p>5124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style-name="Default" office:value-type="string">
            <text:p>1.5"</text:p>
          </table:table-cell>
          <table:table-cell table:number-columns-repeated="2" table:style-name="Default" office:value-type="float" office:value="40">
            <text:p>40</text:p>
          </table:table-cell>
          <table:table-cell table:style-name="Default" office:value-type="float" office:value="48">
            <text:p>4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151">
            <text:p>5151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152">
            <text:p>5152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0.5"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53">
            <text:p>5153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0.75"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.6">
            <text:p>21.6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55">
            <text:p>5155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1"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7.2">
            <text:p>27.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56">
            <text:p>5156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number-columns-repeated="2" table:style-name="Default" office:value-type="float" office:value="100">
            <text:p>100</text:p>
          </table:table-cell>
          <table:table-cell table:style-name="Default" office:value-type="float" office:value="105.3">
            <text:p>105.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57">
            <text:p>5157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1.25"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5.9">
            <text:p>35.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58">
            <text:p>5158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1.5"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1.8">
            <text:p>41.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59">
            <text:p>5159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2"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3">
            <text:p>5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60">
            <text:p>5160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2.5"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68.8">
            <text:p>68.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70">
            <text:p>5170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3"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80.8">
            <text:p>80.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71">
            <text:p>5171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style-name="Default" office:value-type="string">
            <text:p>4"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5.3">
            <text:p>105.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172">
            <text:p>5172</text:p>
          </table:table-cell>
          <table:table-cell table:style-name="Default" office:value-type="string">
            <text:p>ACG</text:p>
          </table:table-cell>
          <table:table-cell table:style-name="Default" office:value-type="string">
            <text:p>Acier galvanisé</text:p>
          </table:table-cell>
          <table:table-cell table:number-columns-repeated="2" table:style-name="Default" office:value-type="float" office:value="80">
            <text:p>80</text:p>
          </table:table-cell>
          <table:table-cell table:style-name="Default" office:value-type="float" office:value="80.8">
            <text:p>80.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01">
            <text:p>5201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ier inoxydable</text:p>
          </table:table-cell>
          <table:table-cell table:number-columns-repeated="3" table:style-name="Default" office:value-type="float" office:value="100">
            <text:p>1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02">
            <text:p>5202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ier inoxydable</text:p>
          </table:table-cell>
          <table:table-cell table:number-columns-repeated="3" table:style-name="Default" office:value-type="float" office:value="125">
            <text:p>1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03">
            <text:p>5203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ier inoxydable</text:p>
          </table:table-cell>
          <table:table-cell table:number-columns-repeated="3" table:style-name="Default" office:value-type="float" office:value="150">
            <text:p>1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04">
            <text:p>5204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ier inoxydable</text:p>
          </table:table-cell>
          <table:table-cell table:number-columns-repeated="3" table:style-name="Default" office:value-type="float" office:value="200">
            <text:p>2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05">
            <text:p>5205</text:p>
          </table:table-cell>
          <table:table-cell table:style-name="Default" office:value-type="string">
            <text:p>ACI</text:p>
          </table:table-cell>
          <table:table-cell table:style-name="Default" office:value-type="string">
            <text:p>Acier inoxydable</text:p>
          </table:table-cell>
          <table:table-cell table:number-columns-repeated="3" table:style-name="Default" office:value-type="float" office:value="250">
            <text:p>2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51">
            <text:p>5251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252">
            <text:p>5252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number-columns-repeated="3" table:style-name="Default" office:value-type="float" office:value="100">
            <text:p>1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53">
            <text:p>5253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number-columns-repeated="3" table:style-name="Default" office:value-type="float" office:value="125">
            <text:p>1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54">
            <text:p>5254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number-columns-repeated="3" table:style-name="Default" office:value-type="float" office:value="150">
            <text:p>1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55">
            <text:p>5255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number-columns-repeated="3" table:style-name="Default" office:value-type="float" office:value="200">
            <text:p>2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56">
            <text:p>5256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number-columns-repeated="3" table:style-name="Default" office:value-type="float" office:value="300">
            <text:p>3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57">
            <text:p>5257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number-columns-repeated="3" table:style-name="Default" office:value-type="float" office:value="50">
            <text:p>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58">
            <text:p>5258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number-columns-repeated="3" table:style-name="Default" office:value-type="float" office:value="60">
            <text:p>6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259">
            <text:p>5259</text:p>
          </table:table-cell>
          <table:table-cell table:style-name="Default" office:value-type="string">
            <text:p>ACPR</text:p>
          </table:table-cell>
          <table:table-cell table:style-name="Default" office:value-type="string">
            <text:p>Acier prestolic</text:p>
          </table:table-cell>
          <table:table-cell table:number-columns-repeated="3" table:style-name="Default" office:value-type="float" office:value="80">
            <text:p>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01">
            <text:p>5301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302">
            <text:p>5302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style-name="Default" office:value-type="string">
            <text:p>1"</text:p>
          </table:table-cell>
          <table:table-cell table:number-columns-repeated="2" table:style-name="Default" office:value-type="float" office:value="25">
            <text:p>25</text:p>
          </table:table-cell>
          <table:table-cell table:style-name="Default" office:value-type="float" office:value="28">
            <text:p>2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03">
            <text:p>5303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number-columns-repeated="3" table:style-name="Default" office:value-type="float" office:value="10">
            <text:p>10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04">
            <text:p>5304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float" office:value="10">
            <text:p>10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05">
            <text:p>5305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style-name="Default" office:value-type="string">
            <text:p>1.25"</text:p>
          </table:table-cell>
          <table:table-cell table:number-columns-repeated="2" table:style-name="Default" office:value-type="float" office:value="32">
            <text:p>32</text:p>
          </table:table-cell>
          <table:table-cell table:style-name="Default" office:value-type="float" office:value="35">
            <text:p>3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06">
            <text:p>5306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style-name="Default" office:value-type="float" office:value="15">
            <text:p>15</text:p>
          </table:table-cell>
          <table:table-cell table:number-columns-repeated="2" table:style-name="Default" office:value-type="float" office:value="13">
            <text:p>13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07">
            <text:p>5307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08">
            <text:p>5308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style-name="Default" office:value-type="string">
            <text:p>22/19</text:p>
          </table:table-cell>
          <table:table-cell table:number-columns-repeated="2" table:style-name="Default" office:value-type="float" office:value="20">
            <text:p>20</text:p>
          </table:table-cell>
          <table:table-cell table:style-name="Default" office:value-type="float" office:value="22">
            <text:p>2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09">
            <text:p>5309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number-columns-repeated="3" table:style-name="Default" office:value-type="float" office:value="25">
            <text:p>25</text:p>
          </table:table-cell>
          <table:table-cell table:style-name="Default" office:value-type="float" office:value="28">
            <text:p>2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10">
            <text:p>5310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Cuivre</text:p>
          </table:table-cell>
          <table:table-cell table:number-columns-repeated="3" table:style-name="Default" office:value-type="float" office:value="32">
            <text:p>32</text:p>
          </table:table-cell>
          <table:table-cell table:style-name="Default" office:value-type="float" office:value="35">
            <text:p>3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351">
            <text:p>535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352">
            <text:p>535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100">
            <text:p>1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53">
            <text:p>535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110">
            <text:p>11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54">
            <text:p>535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120">
            <text:p>1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55">
            <text:p>535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125">
            <text:p>12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56">
            <text:p>535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150">
            <text:p>1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57">
            <text:p>535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175">
            <text:p>17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58">
            <text:p>535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180">
            <text:p>1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59">
            <text:p>535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200">
            <text:p>2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0">
            <text:p>53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250">
            <text:p>2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1">
            <text:p>536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300">
            <text:p>3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2">
            <text:p>536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350">
            <text:p>3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3">
            <text:p>536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375">
            <text:p>37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4">
            <text:p>53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400">
            <text:p>4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5">
            <text:p>536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50">
            <text:p>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6">
            <text:p>536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500">
            <text:p>5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7">
            <text:p>536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60">
            <text:p>6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8">
            <text:p>536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600">
            <text:p>6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69">
            <text:p>53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65">
            <text:p>6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70">
            <text:p>53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70">
            <text:p>7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371">
            <text:p>537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Fonte</text:p>
          </table:table-cell>
          <table:table-cell table:number-columns-repeated="3" table:style-name="Default" office:value-type="float" office:value="80">
            <text:p>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7048">
            <text:p>704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5.2">
            <text:p>35.2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49">
            <text:p>704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44">
            <text:p>44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0">
            <text:p>705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55.4">
            <text:p>55.4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1">
            <text:p>705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66">
            <text:p>66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2">
            <text:p>705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79.2">
            <text:p>79.2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3">
            <text:p>705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96.8">
            <text:p>96.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4">
            <text:p>705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110.2">
            <text:p>110.2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5">
            <text:p>705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23.4">
            <text:p>123.4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6">
            <text:p>705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41">
            <text:p>141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7">
            <text:p>705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58.6">
            <text:p>158.6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8">
            <text:p>705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76.2">
            <text:p>176.2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59">
            <text:p>705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98.2">
            <text:p>198.2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0">
            <text:p>706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220.4">
            <text:p>220.4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1">
            <text:p>706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46.8">
            <text:p>246.8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2">
            <text:p>706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77.6">
            <text:p>277.6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3">
            <text:p>706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312.8">
            <text:p>312.8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4">
            <text:p>706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52.6">
            <text:p>352.6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5">
            <text:p>706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96.6">
            <text:p>396.6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6">
            <text:p>706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40.6">
            <text:p>440.6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7">
            <text:p>706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493.6">
            <text:p>493.6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5654">
            <text:p>5654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string">
            <text:p>1"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2.6">
            <text:p>32.6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55">
            <text:p>5655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string">
            <text:p>1.25"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0.8">
            <text:p>40.8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56">
            <text:p>5656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string">
            <text:p>1.5"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1.4">
            <text:p>51.4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57">
            <text:p>5657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string">
            <text:p>2"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1.4">
            <text:p>61.4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58">
            <text:p>5658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0">
            <text:p>2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59">
            <text:p>5659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0.4">
            <text:p>20.4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60">
            <text:p>5660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string">
            <text:p>2.5"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73.6">
            <text:p>73.6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661">
            <text:p>5661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Plastique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.2">
            <text:p>26.2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float" office:value="5700">
            <text:p>5700</text:p>
          </table:table-cell>
          <table:table-cell table:style-name="ce2" office:value-type="string">
            <text:p>PVC</text:p>
          </table:table-cell>
          <table:table-cell table:style-name="ce2" office:value-type="string">
            <text:p>Chlorure de polyvinyle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2" office:value-type="float" office:value="5701">
            <text:p>5701</text:p>
          </table:table-cell>
          <table:table-cell table:style-name="ce2" office:value-type="string">
            <text:p>PVC</text:p>
          </table:table-cell>
          <table:table-cell table:style-name="ce2" office:value-type="string">
            <text:p>Chlorure de polyvinyle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2"/>
          <table:table-cell table:style-name="ce2" office:value-type="float" office:value="100">
            <text:p>1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702">
            <text:p>5702</text:p>
          </table:table-cell>
          <table:table-cell table:style-name="ce2" office:value-type="string">
            <text:p>PVC</text:p>
          </table:table-cell>
          <table:table-cell table:style-name="ce2" office:value-type="string">
            <text:p>Chlorure de polyvinyle</text:p>
          </table:table-cell>
          <table:table-cell table:style-name="ce2" office:value-type="float" office:value="120">
            <text:p>120</text:p>
          </table:table-cell>
          <table:table-cell table:style-name="ce2" table:number-columns-repeated="2"/>
          <table:table-cell table:style-name="ce2" office:value-type="float" office:value="120">
            <text:p>12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703">
            <text:p>5703</text:p>
          </table:table-cell>
          <table:table-cell table:style-name="ce2" office:value-type="string">
            <text:p>PVC</text:p>
          </table:table-cell>
          <table:table-cell table:style-name="ce2" office:value-type="string">
            <text:p>Chlorure de polyvinyle</text:p>
          </table:table-cell>
          <table:table-cell table:style-name="ce2" office:value-type="float" office:value="125">
            <text:p>125</text:p>
          </table:table-cell>
          <table:table-cell table:style-name="ce2" table:number-columns-repeated="2"/>
          <table:table-cell table:style-name="ce2" office:value-type="float" office:value="125">
            <text:p>125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704">
            <text:p>5704</text:p>
          </table:table-cell>
          <table:table-cell table:style-name="ce2" office:value-type="string">
            <text:p>PVC</text:p>
          </table:table-cell>
          <table:table-cell table:style-name="ce2" office:value-type="string">
            <text:p>Chlorure de polyvinyle</text:p>
          </table:table-cell>
          <table:table-cell table:style-name="ce2" office:value-type="float" office:value="140">
            <text:p>140</text:p>
          </table:table-cell>
          <table:table-cell table:number-columns-repeated="2" table:style-name="ce2" office:value-type="float" office:value="125">
            <text:p>125</text:p>
          </table:table-cell>
          <table:table-cell table:style-name="ce2" office:value-type="float" office:value="140">
            <text:p>14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705">
            <text:p>5705</text:p>
          </table:table-cell>
          <table:table-cell table:style-name="ce2" office:value-type="string">
            <text:p>PVC</text:p>
          </table:table-cell>
          <table:table-cell table:style-name="ce2" office:value-type="string">
            <text:p>Chlorure de polyvinyle</text:p>
          </table:table-cell>
          <table:table-cell table:style-name="ce2" office:value-type="float" office:value="150">
            <text:p>150</text:p>
          </table:table-cell>
          <table:table-cell table:style-name="ce2" table:number-columns-repeated="2"/>
          <table:table-cell table:style-name="ce2" office:value-type="float" office:value="150">
            <text:p>15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706">
            <text:p>5706</text:p>
          </table:table-cell>
          <table:table-cell table:style-name="ce2" office:value-type="string">
            <text:p>PVC</text:p>
          </table:table-cell>
          <table:table-cell table:style-name="ce2" office:value-type="string">
            <text:p>Chlorure de polyvinyle</text:p>
          </table:table-cell>
          <table:table-cell table:style-name="ce2" office:value-type="float" office:value="160">
            <text:p>160</text:p>
          </table:table-cell>
          <table:table-cell table:number-columns-repeated="2" table:style-name="ce2" office:value-type="float" office:value="150">
            <text:p>150</text:p>
          </table:table-cell>
          <table:table-cell table:style-name="ce2" office:value-type="float" office:value="160">
            <text:p>16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707">
            <text:p>5707</text:p>
          </table:table-cell>
          <table:table-cell table:style-name="ce2" office:value-type="string">
            <text:p>PVC</text:p>
          </table:table-cell>
          <table:table-cell table:style-name="ce2" office:value-type="string">
            <text:p>Chlorure de polyvinyle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5.4">
            <text:p>15.4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708">
            <text:p>5708</text:p>
          </table:table-cell>
          <table:table-cell table:style-name="ce2" office:value-type="string">
            <text:p>PVC</text:p>
          </table:table-cell>
          <table:table-cell table:style-name="ce2" office:value-type="string">
            <text:p>Chlorure de polyvinyle</text:p>
          </table:table-cell>
          <table:table-cell table:style-name="ce2" office:value-type="float" office:value="250">
            <text:p>250</text:p>
          </table:table-cell>
          <table:table-cell table:number-columns-repeated="2" table:style-name="ce2" office:value-type="float" office:value="225">
            <text:p>225</text:p>
          </table:table-cell>
          <table:table-cell table:style-name="ce2" office:value-type="float" office:value="250">
            <text:p>25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709">
            <text:p>5709</text:p>
          </table:table-cell>
          <table:table-cell table:style-name="ce2" office:value-type="string">
            <text:p>PVC</text:p>
          </table:table-cell>
          <table:table-cell table:style-name="ce2" office:value-type="string">
            <text:p>Chlorure de polyvinyle</text:p>
          </table:table-cell>
          <table:table-cell table:style-name="ce2" office:value-type="float" office:value="600">
            <text:p>600</text:p>
          </table:table-cell>
          <table:table-cell table:style-name="ce2" table:number-columns-repeated="2"/>
          <table:table-cell table:style-name="ce2" office:value-type="float" office:value="600">
            <text:p>60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710">
            <text:p>5710</text:p>
          </table:table-cell>
          <table:table-cell table:style-name="ce2" office:value-type="string">
            <text:p>PVC</text:p>
          </table:table-cell>
          <table:table-cell table:style-name="ce2" office:value-type="string">
            <text:p>Chlorure de polyvinyle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65">
            <text:p>65</text:p>
          </table:table-cell>
          <table:table-cell table:style-name="ce2" office:value-type="float" office:value="75">
            <text:p>75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711">
            <text:p>5711</text:p>
          </table:table-cell>
          <table:table-cell table:style-name="ce2" office:value-type="string">
            <text:p>PVC</text:p>
          </table:table-cell>
          <table:table-cell table:style-name="ce2" office:value-type="string">
            <text:p>Chlorure de polyvinyle</text:p>
          </table:table-cell>
          <table:table-cell table:style-name="ce2" office:value-type="float" office:value="63">
            <text:p>63</text:p>
          </table:table-cell>
          <table:table-cell table:style-name="ce2" table:number-columns-repeated="2"/>
          <table:table-cell table:style-name="ce2" office:value-type="float" office:value="63">
            <text:p>63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5712">
            <text:p>5712</text:p>
          </table:table-cell>
          <table:table-cell table:style-name="ce2" office:value-type="string">
            <text:p>PVC</text:p>
          </table:table-cell>
          <table:table-cell table:style-name="ce2" office:value-type="string">
            <text:p>Chlorure de polyvinyle</text:p>
          </table:table-cell>
          <table:table-cell table:style-name="ce2" office:value-type="float" office:value="110">
            <text:p>110</text:p>
          </table:table-cell>
          <table:table-cell table:style-name="ce2" table:number-columns-repeated="2"/>
          <table:table-cell table:style-name="ce2" office:value-type="float" office:value="110">
            <text:p>11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Default" office:value-type="float" office:value="5751">
            <text:p>5751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100">
            <text:p>10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753">
            <text:p>5753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125">
            <text:p>125</text:p>
          </table:table-cell>
          <table:table-cell table:style-name="Default" office:value-type="float" office:value="153">
            <text:p>15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754">
            <text:p>5754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150">
            <text:p>150</text:p>
          </table:table-cell>
          <table:table-cell table:style-name="Default" office:value-type="float" office:value="182">
            <text:p>18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756">
            <text:p>5756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175">
            <text:p>17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758">
            <text:p>5758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200">
            <text:p>200</text:p>
          </table:table-cell>
          <table:table-cell table:style-name="Default" office:value-type="float" office:value="240">
            <text:p>24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759">
            <text:p>5759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250">
            <text:p>250</text:p>
          </table:table-cell>
          <table:table-cell table:style-name="Default" office:value-type="float" office:value="300">
            <text:p>3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761">
            <text:p>5761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300">
            <text:p>300</text:p>
          </table:table-cell>
          <table:table-cell table:style-name="Default" office:value-type="float" office:value="360">
            <text:p>36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762">
            <text:p>5762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50">
            <text:p>5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office:value-type="float" office:value="5763">
            <text:p>5763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80">
            <text:p>80</text:p>
          </table:table-cell>
          <table:table-cell table:style-name="Default" office:value-type="float" office:value="100">
            <text:p>10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764">
            <text:p>5764</text:p>
          </table:table-cell>
          <table:table-cell table:style-name="Default" office:value-type="string">
            <text:p>TAC</text:p>
          </table:table-cell>
          <table:table-cell table:style-name="Default" office:value-type="string">
            <text:p>Amiante Ciment</text:p>
          </table:table-cell>
          <table:table-cell table:number-columns-repeated="3" table:style-name="Default" office:value-type="float" office:value="600">
            <text:p>600</text:p>
          </table:table-cell>
          <table:table-cell table:style-name="Default" office:value-type="float" office:value="720">
            <text:p>72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800">
            <text:p>5800</text:p>
          </table:table-cell>
          <table:table-cell table:style-name="Default" office:value-type="string">
            <text:p>TC</text:p>
          </table:table-cell>
          <table:table-cell table:style-name="Default" office:value-type="string">
            <text:p>Tuyau Ciment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801">
            <text:p>5801</text:p>
          </table:table-cell>
          <table:table-cell table:style-name="Default" office:value-type="string">
            <text:p>TC</text:p>
          </table:table-cell>
          <table:table-cell table:style-name="Default" office:value-type="string">
            <text:p>Tuyau Ciment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00">
            <text:p>2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office:value-type="float" office:value="5802">
            <text:p>5802</text:p>
          </table:table-cell>
          <table:table-cell table:style-name="Default" office:value-type="string">
            <text:p>TC</text:p>
          </table:table-cell>
          <table:table-cell table:style-name="Default" office:value-type="string">
            <text:p>Tuyau Ciment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50">
            <text:p>25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office:value-type="float" office:value="5803">
            <text:p>5803</text:p>
          </table:table-cell>
          <table:table-cell table:style-name="Default" office:value-type="string">
            <text:p>TC</text:p>
          </table:table-cell>
          <table:table-cell table:style-name="Default" office:value-type="string">
            <text:p>Tuyau Ciment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00">
            <text:p>3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office:value-type="float" office:value="5899">
            <text:p>5899</text:p>
          </table:table-cell>
          <table:table-cell table:style-name="Default"/>
          <table:table-cell table:style-name="Default" office:value-type="string">
            <text:p>Béton précontraint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5900">
            <text:p>5900</text:p>
          </table:table-cell>
          <table:table-cell table:style-name="Default"/>
          <table:table-cell table:style-name="Default" office:value-type="string">
            <text:p>Béton précontraint</text:p>
          </table:table-cell>
          <table:table-cell table:number-columns-repeated="2" table:style-name="Default" office:value-type="float" office:value="500">
            <text:p>5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office:value-type="float" office:value="5901">
            <text:p>5901</text:p>
          </table:table-cell>
          <table:table-cell table:style-name="Default"/>
          <table:table-cell table:style-name="Default" office:value-type="string">
            <text:p>Béton précontraint</text:p>
          </table:table-cell>
          <table:table-cell table:number-columns-repeated="2" table:style-name="Default" office:value-type="float" office:value="600">
            <text:p>6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office:value-type="float" office:value="5902">
            <text:p>5902</text:p>
          </table:table-cell>
          <table:table-cell table:style-name="Default"/>
          <table:table-cell table:style-name="Default" office:value-type="string">
            <text:p>Béton précontraint</text:p>
          </table:table-cell>
          <table:table-cell table:number-columns-repeated="2" table:style-name="Default" office:value-type="float" office:value="800">
            <text:p>80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office:value-type="float" office:value="7030">
            <text:p>703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57">
            <text:p>57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1">
            <text:p>703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67.8">
            <text:p>67.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2">
            <text:p>703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81.4">
            <text:p>81.4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6">
            <text:p>703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45.2">
            <text:p>45.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7">
            <text:p>703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61.8">
            <text:p>461.8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8">
            <text:p>703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517.2">
            <text:p>517.2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39">
            <text:p>703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81.8">
            <text:p>581.8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8">
            <text:p>706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55.2">
            <text:p>555.2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69">
            <text:p>706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62.8">
            <text:p>162.8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0">
            <text:p>707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80.8">
            <text:p>180.8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1">
            <text:p>707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203.4">
            <text:p>203.4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2">
            <text:p>707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226.2">
            <text:p>226.2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3">
            <text:p>707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6">
            <text:p>3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4">
            <text:p>707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90.8">
            <text:p>290.8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5">
            <text:p>707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327.8">
            <text:p>327.8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6">
            <text:p>707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69.4">
            <text:p>369.4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7">
            <text:p>707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415.6">
            <text:p>415.6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8">
            <text:p>707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99.4">
            <text:p>99.4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79">
            <text:p>707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113">
            <text:p>113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0">
            <text:p>708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26.6">
            <text:p>126.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1">
            <text:p>708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44.6">
            <text:p>144.6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2">
            <text:p>708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53.2">
            <text:p>253.2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3">
            <text:p>708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85">
            <text:p>285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4">
            <text:p>708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29.2">
            <text:p>129.2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5">
            <text:p>708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46">
            <text:p>46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6">
            <text:p>708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58">
            <text:p>5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7">
            <text:p>708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69.2">
            <text:p>69.2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8">
            <text:p>708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83">
            <text:p>83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89">
            <text:p>708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101.6">
            <text:p>101.6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0">
            <text:p>709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115.4">
            <text:p>115.4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1">
            <text:p>709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47.6">
            <text:p>147.6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2">
            <text:p>709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66.2">
            <text:p>166.2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3">
            <text:p>709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84.6">
            <text:p>184.6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4">
            <text:p>709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207.8">
            <text:p>207.8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5">
            <text:p>709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230.8">
            <text:p>230.8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6">
            <text:p>709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58.6">
            <text:p>258.6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7">
            <text:p>709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10">
            <text:p>710</text:p>
          </table:table-cell>
          <table:table-cell table:style-name="Default"/>
          <table:table-cell table:style-name="Default" office:value-type="float" office:value="655.6">
            <text:p>655.6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8">
            <text:p>709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321.2">
            <text:p>321.2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099">
            <text:p>709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61.8">
            <text:p>361.8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0">
            <text:p>710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407">
            <text:p>407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1">
            <text:p>710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52.2">
            <text:p>452.2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2">
            <text:p>710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506.6">
            <text:p>506.6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3">
            <text:p>710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70">
            <text:p>570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4">
            <text:p>710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10">
            <text:p>710</text:p>
          </table:table-cell>
          <table:table-cell table:style-name="Default"/>
          <table:table-cell table:style-name="Default" office:value-type="float" office:value="642.2">
            <text:p>642.2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5">
            <text:p>710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79.8">
            <text:p>79.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6">
            <text:p>710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90.8">
            <text:p>90.8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7">
            <text:p>710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01.6">
            <text:p>101.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8">
            <text:p>710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16.2">
            <text:p>116.2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09">
            <text:p>710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30.8">
            <text:p>130.8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0">
            <text:p>711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45.2">
            <text:p>145.2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1">
            <text:p>711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63.4">
            <text:p>163.4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2">
            <text:p>711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181.6">
            <text:p>181.6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3">
            <text:p>711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03.4">
            <text:p>203.4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4">
            <text:p>711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28.8">
            <text:p>228.8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5">
            <text:p>711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258">
            <text:p>258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6">
            <text:p>711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290.6">
            <text:p>290.6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7">
            <text:p>711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27">
            <text:p>327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8">
            <text:p>711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10">
            <text:p>710</text:p>
          </table:table-cell>
          <table:table-cell table:style-name="Default"/>
          <table:table-cell table:style-name="Default" office:value-type="float" office:value="625.8">
            <text:p>625.8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19">
            <text:p>711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19.4">
            <text:p>119.4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0">
            <text:p>712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36.6">
            <text:p>136.6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1">
            <text:p>712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53.4">
            <text:p>153.4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2">
            <text:p>712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70.6">
            <text:p>170.6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3">
            <text:p>712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91.8">
            <text:p>191.8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4">
            <text:p>712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213.2">
            <text:p>213.2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5">
            <text:p>712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38.8">
            <text:p>238.8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6">
            <text:p>712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68.6">
            <text:p>268.6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7">
            <text:p>7127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302.8">
            <text:p>302.8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8">
            <text:p>7128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41.2">
            <text:p>341.2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29">
            <text:p>7129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4">
            <text:p>3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30">
            <text:p>7130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7.2">
            <text:p>27.2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31">
            <text:p>7131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42.6">
            <text:p>42.6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32">
            <text:p>7132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53.6">
            <text:p>53.6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33">
            <text:p>7133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63.8">
            <text:p>63.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34">
            <text:p>7134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76.6">
            <text:p>76.6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35">
            <text:p>7135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93.8">
            <text:p>93.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136">
            <text:p>7136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Polyéthylène 10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106.6">
            <text:p>106.6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1">
            <text:p>750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8">
            <text:p>2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2">
            <text:p>750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26.4">
            <text:p>426.4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3">
            <text:p>750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477.6">
            <text:p>477.6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4">
            <text:p>750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37.4">
            <text:p>537.4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5">
            <text:p>750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10">
            <text:p>710</text:p>
          </table:table-cell>
          <table:table-cell table:style-name="Default"/>
          <table:table-cell table:style-name="Default" office:value-type="float" office:value="605.6">
            <text:p>605.6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6">
            <text:p>750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09.2">
            <text:p>409.2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7">
            <text:p>750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458.4">
            <text:p>458.4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8">
            <text:p>750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15.6">
            <text:p>515.6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09">
            <text:p>750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2.6">
            <text:p>32.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0">
            <text:p>751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40.8">
            <text:p>40.8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1">
            <text:p>751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51.4">
            <text:p>51.4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2">
            <text:p>751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61.4">
            <text:p>61.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3">
            <text:p>751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73.6">
            <text:p>73.6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4">
            <text:p>751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90">
            <text:p>90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5">
            <text:p>751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102.2">
            <text:p>102.2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6">
            <text:p>751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14.6">
            <text:p>114.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7">
            <text:p>751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30.8">
            <text:p>130.8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8">
            <text:p>751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47.2">
            <text:p>147.2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19">
            <text:p>751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63.6">
            <text:p>163.6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0">
            <text:p>752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84">
            <text:p>184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1">
            <text:p>752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204.6">
            <text:p>204.6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2">
            <text:p>752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29.2">
            <text:p>229.2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3">
            <text:p>752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57.8">
            <text:p>257.8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4">
            <text:p>752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290.6">
            <text:p>290.6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5">
            <text:p>752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27.4">
            <text:p>327.4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6">
            <text:p>752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68.2">
            <text:p>368.2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7">
            <text:p>752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20.4">
            <text:p>20.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8">
            <text:p>752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49.4">
            <text:p>349.4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29">
            <text:p>752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388.4">
            <text:p>388.4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0">
            <text:p>753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28.8">
            <text:p>228.8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1">
            <text:p>753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258">
            <text:p>258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2">
            <text:p>753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290.6">
            <text:p>290.6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3">
            <text:p>753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8">
            <text:p>28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4">
            <text:p>753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45.2">
            <text:p>45.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5">
            <text:p>753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6">
            <text:p>26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2.5">
            <text:p>12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6">
            <text:p>753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29">
            <text:p>2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7">
            <text:p>753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36.2">
            <text:p>36.2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8">
            <text:p>753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45.8">
            <text:p>45.8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39">
            <text:p>753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54.4">
            <text:p>54.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0">
            <text:p>754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65.4">
            <text:p>65.4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1">
            <text:p>754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79.8">
            <text:p>79.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2">
            <text:p>754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90.8">
            <text:p>90.8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3">
            <text:p>754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01.6">
            <text:p>101.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4">
            <text:p>754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16.2">
            <text:p>116.2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5">
            <text:p>754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30.8">
            <text:p>130.8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6">
            <text:p>754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45.2">
            <text:p>145.2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7">
            <text:p>754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63.4">
            <text:p>163.4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8">
            <text:p>754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27">
            <text:p>327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49">
            <text:p>754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4">
            <text:p>3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0">
            <text:p>755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42.6">
            <text:p>42.6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1">
            <text:p>755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53.6">
            <text:p>53.6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2">
            <text:p>755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63.8">
            <text:p>63.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3">
            <text:p>755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21">
            <text:p>2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4">
            <text:p>755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float" office:value="27.2">
            <text:p>27.2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5">
            <text:p>755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76.6">
            <text:p>76.6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6">
            <text:p>755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93.8">
            <text:p>93.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7">
            <text:p>755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106.6">
            <text:p>106.6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8">
            <text:p>755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19.4">
            <text:p>119.4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59">
            <text:p>755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5.2">
            <text:p>35.2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0">
            <text:p>756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36.4">
            <text:p>136.4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1">
            <text:p>756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53.4">
            <text:p>153.4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2">
            <text:p>756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70.6">
            <text:p>170.6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3">
            <text:p>756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91.8">
            <text:p>191.8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4">
            <text:p>756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213.2">
            <text:p>213.2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5">
            <text:p>756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38.8">
            <text:p>238.8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6">
            <text:p>756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68.6">
            <text:p>268.6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7">
            <text:p>756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302.8">
            <text:p>302.8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8">
            <text:p>756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41.2">
            <text:p>341.2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69">
            <text:p>756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83.8">
            <text:p>383.8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0">
            <text:p>757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21">
            <text:p>2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1">
            <text:p>757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1">
            <text:p>31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2">
            <text:p>757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58.2">
            <text:p>58.2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3">
            <text:p>757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69.8">
            <text:p>69.8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4">
            <text:p>757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85.4">
            <text:p>85.4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5">
            <text:p>757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97">
            <text:p>97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6">
            <text:p>757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08.6">
            <text:p>108.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7">
            <text:p>757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24.2">
            <text:p>124.2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8">
            <text:p>757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39.8">
            <text:p>139.8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79">
            <text:p>757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55.2">
            <text:p>155.2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0">
            <text:p>758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74.6">
            <text:p>174.6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1">
            <text:p>758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194.2">
            <text:p>194.2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2">
            <text:p>758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17.4">
            <text:p>217.4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3">
            <text:p>758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44.6">
            <text:p>244.6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4">
            <text:p>758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275.6">
            <text:p>275.6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5">
            <text:p>758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10.6">
            <text:p>310.6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6">
            <text:p>758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181.6">
            <text:p>181.6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7">
            <text:p>758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03.4">
            <text:p>203.4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8">
            <text:p>758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float" office:value="21">
            <text:p>2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89">
            <text:p>758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float" office:value="36">
            <text:p>36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0">
            <text:p>759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57">
            <text:p>57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1">
            <text:p>759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67.8">
            <text:p>67.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2">
            <text:p>759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113">
            <text:p>113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3">
            <text:p>759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26.6">
            <text:p>126.6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4">
            <text:p>759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44.6">
            <text:p>144.6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5">
            <text:p>759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62.8">
            <text:p>162.8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6">
            <text:p>759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80.8">
            <text:p>180.8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7">
            <text:p>759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203.4">
            <text:p>203.4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8">
            <text:p>759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226.2">
            <text:p>226.2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599">
            <text:p>759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53.2">
            <text:p>253.2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0">
            <text:p>760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85">
            <text:p>285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1">
            <text:p>760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321.2">
            <text:p>321.2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2">
            <text:p>760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61.8">
            <text:p>361.8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3">
            <text:p>760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407">
            <text:p>407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4">
            <text:p>760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52.2">
            <text:p>452.2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5">
            <text:p>760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506.6">
            <text:p>506.6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6">
            <text:p>760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70">
            <text:p>570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7">
            <text:p>760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10">
            <text:p>710</text:p>
          </table:table-cell>
          <table:table-cell table:style-name="Default"/>
          <table:table-cell table:style-name="Default" office:value-type="float" office:value="642.2">
            <text:p>642.2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8">
            <text:p>760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float" office:value="44">
            <text:p>44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09">
            <text:p>760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float" office:value="55.4">
            <text:p>55.4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0">
            <text:p>761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float" office:value="66">
            <text:p>66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1">
            <text:p>761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79.2">
            <text:p>79.2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2">
            <text:p>761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96.8">
            <text:p>96.8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3">
            <text:p>761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float" office:value="110.2">
            <text:p>110.2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4">
            <text:p>761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style-name="Default" office:value-type="float" office:value="123.4">
            <text:p>123.4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5">
            <text:p>761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60">
            <text:p>160</text:p>
          </table:table-cell>
          <table:table-cell table:style-name="Default"/>
          <table:table-cell table:style-name="Default" office:value-type="float" office:value="141">
            <text:p>141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6">
            <text:p>761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80">
            <text:p>180</text:p>
          </table:table-cell>
          <table:table-cell table:style-name="Default"/>
          <table:table-cell table:style-name="Default" office:value-type="float" office:value="158.6">
            <text:p>158.6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7">
            <text:p>761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00">
            <text:p>200</text:p>
          </table:table-cell>
          <table:table-cell table:style-name="Default"/>
          <table:table-cell table:style-name="Default" office:value-type="float" office:value="176.2">
            <text:p>176.2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8">
            <text:p>761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25">
            <text:p>225</text:p>
          </table:table-cell>
          <table:table-cell table:style-name="Default"/>
          <table:table-cell table:style-name="Default" office:value-type="float" office:value="198.2">
            <text:p>198.2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19">
            <text:p>761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50">
            <text:p>250</text:p>
          </table:table-cell>
          <table:table-cell table:style-name="Default"/>
          <table:table-cell table:style-name="Default" office:value-type="float" office:value="220.4">
            <text:p>220.4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0">
            <text:p>762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280">
            <text:p>280</text:p>
          </table:table-cell>
          <table:table-cell table:style-name="Default"/>
          <table:table-cell table:style-name="Default" office:value-type="float" office:value="246.8">
            <text:p>246.8</text:p>
          </table:table-cell>
          <table:table-cell table:style-name="Default" office:value-type="float" office:value="280">
            <text:p>28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1">
            <text:p>7621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15">
            <text:p>315</text:p>
          </table:table-cell>
          <table:table-cell table:style-name="Default"/>
          <table:table-cell table:style-name="Default" office:value-type="float" office:value="277.6">
            <text:p>277.6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2">
            <text:p>7622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355">
            <text:p>355</text:p>
          </table:table-cell>
          <table:table-cell table:style-name="Default"/>
          <table:table-cell table:style-name="Default" office:value-type="float" office:value="312.8">
            <text:p>312.8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3">
            <text:p>7623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00">
            <text:p>400</text:p>
          </table:table-cell>
          <table:table-cell table:style-name="Default"/>
          <table:table-cell table:style-name="Default" office:value-type="float" office:value="352.6">
            <text:p>352.6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4">
            <text:p>7624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450">
            <text:p>450</text:p>
          </table:table-cell>
          <table:table-cell table:style-name="Default"/>
          <table:table-cell table:style-name="Default" office:value-type="float" office:value="396.6">
            <text:p>396.6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5">
            <text:p>7625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00">
            <text:p>500</text:p>
          </table:table-cell>
          <table:table-cell table:style-name="Default"/>
          <table:table-cell table:style-name="Default" office:value-type="float" office:value="440.6">
            <text:p>440.6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6">
            <text:p>7626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560">
            <text:p>560</text:p>
          </table:table-cell>
          <table:table-cell table:style-name="Default"/>
          <table:table-cell table:style-name="Default" office:value-type="float" office:value="493.6">
            <text:p>493.6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7">
            <text:p>7627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630">
            <text:p>630</text:p>
          </table:table-cell>
          <table:table-cell table:style-name="Default"/>
          <table:table-cell table:style-name="Default" office:value-type="float" office:value="555.2">
            <text:p>555.2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8">
            <text:p>7628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710">
            <text:p>710</text:p>
          </table:table-cell>
          <table:table-cell table:style-name="Default"/>
          <table:table-cell table:style-name="Default" office:value-type="float" office:value="625.8">
            <text:p>625.8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29">
            <text:p>7629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90">
            <text:p>90</text:p>
          </table:table-cell>
          <table:table-cell table:style-name="Default"/>
          <table:table-cell table:style-name="Default" office:value-type="float" office:value="81.4">
            <text:p>81.4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630">
            <text:p>7630</text:p>
          </table:table-cell>
          <table:table-cell table:style-name="Default" office:value-type="string">
            <text:p>PE80</text:p>
          </table:table-cell>
          <table:table-cell table:style-name="Default" office:value-type="string">
            <text:p>Polyéthylène 80</text:p>
          </table:table-cell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float" office:value="99.4">
            <text:p>99.4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0">
            <text:p>770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office:value-type="float" office:value="7701">
            <text:p>770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2">
            <text:p>770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00">
            <text:p>200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3">
            <text:p>770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50">
            <text:p>250</text:p>
          </table:table-cell>
          <table:table-cell table:style-name="Default" office:value-type="float" office:value="254">
            <text:p>254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4">
            <text:p>770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00">
            <text:p>300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5">
            <text:p>770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50">
            <text:p>350</text:p>
          </table:table-cell>
          <table:table-cell table:style-name="Default" office:value-type="float" office:value="352">
            <text:p>352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6">
            <text:p>770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00">
            <text:p>400</text:p>
          </table:table-cell>
          <table:table-cell table:style-name="Default" office:value-type="float" office:value="401">
            <text:p>401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7">
            <text:p>770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50">
            <text:p>450</text:p>
          </table:table-cell>
          <table:table-cell table:style-name="Default" office:value-type="float" office:value="452">
            <text:p>452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8">
            <text:p>770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00">
            <text:p>500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09">
            <text:p>770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50">
            <text:p>550</text:p>
          </table:table-cell>
          <table:table-cell table:style-name="Default" office:value-type="float" office:value="520">
            <text:p>520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0">
            <text:p>771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00">
            <text:p>600</text:p>
          </table:table-cell>
          <table:table-cell table:style-name="Default" office:value-type="float" office:value="584">
            <text:p>584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1">
            <text:p>771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50">
            <text:p>650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2">
            <text:p>771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00">
            <text:p>700</text:p>
          </table:table-cell>
          <table:table-cell table:style-name="Default" office:value-type="float" office:value="682">
            <text:p>682</text:p>
          </table:table-cell>
          <table:table-cell table:style-name="Default" office:value-type="float" office:value="718">
            <text:p>718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3">
            <text:p>771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50">
            <text:p>750</text:p>
          </table:table-cell>
          <table:table-cell table:style-name="Default" office:value-type="float" office:value="714">
            <text:p>714</text:p>
          </table:table-cell>
          <table:table-cell table:style-name="Default" office:value-type="float" office:value="752">
            <text:p>752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4">
            <text:p>771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00">
            <text:p>80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5">
            <text:p>771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60">
            <text:p>860</text:p>
          </table:table-cell>
          <table:table-cell table:style-name="Default" office:value-type="float" office:value="818">
            <text:p>818</text:p>
          </table:table-cell>
          <table:table-cell table:style-name="Default" office:value-type="float" office:value="860">
            <text:p>86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6">
            <text:p>771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00">
            <text:p>900</text:p>
          </table:table-cell>
          <table:table-cell table:style-name="Default" office:value-type="float" office:value="878">
            <text:p>878</text:p>
          </table:table-cell>
          <table:table-cell table:style-name="Default" office:value-type="float" office:value="924">
            <text:p>924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7">
            <text:p>771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60">
            <text:p>960</text:p>
          </table:table-cell>
          <table:table-cell table:style-name="Default" office:value-type="float" office:value="912">
            <text:p>912</text:p>
          </table:table-cell>
          <table:table-cell table:style-name="Default" office:value-type="float" office:value="960">
            <text:p>960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8">
            <text:p>771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000">
            <text:p>1000</text:p>
          </table:table-cell>
          <table:table-cell table:style-name="Default" office:value-type="float" office:value="976">
            <text:p>976</text:p>
          </table:table-cell>
          <table:table-cell table:style-name="Default" office:value-type="float" office:value="1026">
            <text:p>1026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19">
            <text:p>771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100">
            <text:p>1100</text:p>
          </table:table-cell>
          <table:table-cell table:style-name="Default" office:value-type="float" office:value="1045">
            <text:p>1045</text:p>
          </table:table-cell>
          <table:table-cell table:style-name="Default" office:value-type="float" office:value="1099">
            <text:p>1099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0">
            <text:p>772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200">
            <text:p>1200</text:p>
          </table:table-cell>
          <table:table-cell table:style-name="Default" office:value-type="float" office:value="1171">
            <text:p>1171</text:p>
          </table:table-cell>
          <table:table-cell table:style-name="Default" office:value-type="float" office:value="1229">
            <text:p>1229</text:p>
          </table:table-cell>
          <table:table-cell table:style-name="Default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1">
            <text:p>772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280">
            <text:p>1280</text:p>
          </table:table-cell>
          <table:table-cell table:style-name="Default" office:value-type="float" office:value="1218">
            <text:p>1218</text:p>
          </table:table-cell>
          <table:table-cell table:style-name="Default" office:value-type="float" office:value="1280">
            <text:p>128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2">
            <text:p>772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348">
            <text:p>1348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float" office:value="1348">
            <text:p>1348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3">
            <text:p>772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400">
            <text:p>1400</text:p>
          </table:table-cell>
          <table:table-cell table:style-name="Default" office:value-type="float" office:value="1366">
            <text:p>1366</text:p>
          </table:table-cell>
          <table:table-cell table:style-name="Default" office:value-type="float" office:value="1434">
            <text:p>1434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4">
            <text:p>772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0">
            <text:p>1500</text:p>
          </table:table-cell>
          <table:table-cell table:style-name="Default" office:value-type="float" office:value="1429">
            <text:p>1429</text:p>
          </table:table-cell>
          <table:table-cell table:style-name="Default" office:value-type="float" office:value="1499">
            <text:p>1499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5">
            <text:p>772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6">
            <text:p>772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00">
            <text:p>200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7">
            <text:p>772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50">
            <text:p>250</text:p>
          </table:table-cell>
          <table:table-cell table:style-name="Default" office:value-type="float" office:value="254">
            <text:p>254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8">
            <text:p>772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00">
            <text:p>300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29">
            <text:p>772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50">
            <text:p>350</text:p>
          </table:table-cell>
          <table:table-cell table:style-name="Default" office:value-type="float" office:value="354">
            <text:p>354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0">
            <text:p>773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00">
            <text:p>400</text:p>
          </table:table-cell>
          <table:table-cell table:style-name="Default" office:value-type="float" office:value="403">
            <text:p>403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1">
            <text:p>773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50">
            <text:p>450</text:p>
          </table:table-cell>
          <table:table-cell table:style-name="Default" office:value-type="float" office:value="452">
            <text:p>452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3">
            <text:p>773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00">
            <text:p>500</text:p>
          </table:table-cell>
          <table:table-cell table:style-name="Default" office:value-type="float" office:value="502">
            <text:p>502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4">
            <text:p>773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50">
            <text:p>550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5">
            <text:p>773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00">
            <text:p>600</text:p>
          </table:table-cell>
          <table:table-cell table:style-name="Default" office:value-type="float" office:value="584">
            <text:p>584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6">
            <text:p>773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50">
            <text:p>650</text:p>
          </table:table-cell>
          <table:table-cell table:style-name="Default" office:value-type="float" office:value="618">
            <text:p>618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7">
            <text:p>773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00">
            <text:p>700</text:p>
          </table:table-cell>
          <table:table-cell table:style-name="Default" office:value-type="float" office:value="684">
            <text:p>684</text:p>
          </table:table-cell>
          <table:table-cell table:style-name="Default" office:value-type="float" office:value="718">
            <text:p>718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8">
            <text:p>773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50">
            <text:p>750</text:p>
          </table:table-cell>
          <table:table-cell table:style-name="Default" office:value-type="float" office:value="716">
            <text:p>716</text:p>
          </table:table-cell>
          <table:table-cell table:style-name="Default" office:value-type="float" office:value="752">
            <text:p>752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39">
            <text:p>773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00">
            <text:p>800</text:p>
          </table:table-cell>
          <table:table-cell table:style-name="Default" office:value-type="float" office:value="782">
            <text:p>782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0">
            <text:p>774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60">
            <text:p>860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860">
            <text:p>86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1">
            <text:p>774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00">
            <text:p>900</text:p>
          </table:table-cell>
          <table:table-cell table:style-name="Default" office:value-type="float" office:value="880">
            <text:p>880</text:p>
          </table:table-cell>
          <table:table-cell table:style-name="Default" office:value-type="float" office:value="924">
            <text:p>924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2">
            <text:p>774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60">
            <text:p>960</text:p>
          </table:table-cell>
          <table:table-cell table:style-name="Default" office:value-type="float" office:value="914">
            <text:p>914</text:p>
          </table:table-cell>
          <table:table-cell table:style-name="Default" office:value-type="float" office:value="960">
            <text:p>96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3">
            <text:p>774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000">
            <text:p>1000</text:p>
          </table:table-cell>
          <table:table-cell table:style-name="Default" office:value-type="float" office:value="978">
            <text:p>978</text:p>
          </table:table-cell>
          <table:table-cell table:style-name="Default" office:value-type="float" office:value="1026">
            <text:p>1026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4">
            <text:p>774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100">
            <text:p>1100</text:p>
          </table:table-cell>
          <table:table-cell table:style-name="Default" office:value-type="float" office:value="1047">
            <text:p>1047</text:p>
          </table:table-cell>
          <table:table-cell table:style-name="Default" office:value-type="float" office:value="1099">
            <text:p>1099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5">
            <text:p>774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200">
            <text:p>1200</text:p>
          </table:table-cell>
          <table:table-cell table:style-name="Default" office:value-type="float" office:value="1171">
            <text:p>1171</text:p>
          </table:table-cell>
          <table:table-cell table:style-name="Default" office:value-type="float" office:value="1229">
            <text:p>1229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6">
            <text:p>774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280">
            <text:p>1280</text:p>
          </table:table-cell>
          <table:table-cell table:style-name="Default" office:value-type="float" office:value="1220">
            <text:p>1220</text:p>
          </table:table-cell>
          <table:table-cell table:style-name="Default" office:value-type="float" office:value="1280">
            <text:p>1280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7">
            <text:p>774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348">
            <text:p>1348</text:p>
          </table:table-cell>
          <table:table-cell table:style-name="Default" office:value-type="float" office:value="1286">
            <text:p>1286</text:p>
          </table:table-cell>
          <table:table-cell table:style-name="Default" office:value-type="float" office:value="1348">
            <text:p>1348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8">
            <text:p>774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400">
            <text:p>1400</text:p>
          </table:table-cell>
          <table:table-cell table:style-name="Default" office:value-type="float" office:value="1368">
            <text:p>1368</text:p>
          </table:table-cell>
          <table:table-cell table:style-name="Default" office:value-type="float" office:value="1434">
            <text:p>1434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49">
            <text:p>774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0">
            <text:p>1500</text:p>
          </table:table-cell>
          <table:table-cell table:style-name="Default" office:value-type="float" office:value="1429">
            <text:p>1429</text:p>
          </table:table-cell>
          <table:table-cell table:style-name="Default" office:value-type="float" office:value="1499">
            <text:p>1499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0">
            <text:p>775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35">
            <text:p>1535</text:p>
          </table:table-cell>
          <table:table-cell table:style-name="Default" office:value-type="float" office:value="1463">
            <text:p>1463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1">
            <text:p>775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600">
            <text:p>1600</text:p>
          </table:table-cell>
          <table:table-cell table:style-name="Default" office:value-type="float" office:value="1562">
            <text:p>1562</text:p>
          </table:table-cell>
          <table:table-cell table:style-name="Default" office:value-type="float" office:value="1638">
            <text:p>1638</text:p>
          </table:table-cell>
          <table:table-cell table:style-name="Default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2">
            <text:p>775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3">
            <text:p>775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00">
            <text:p>200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4">
            <text:p>775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50">
            <text:p>250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5">
            <text:p>775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00">
            <text:p>300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6">
            <text:p>775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50">
            <text:p>350</text:p>
          </table:table-cell>
          <table:table-cell table:style-name="Default" office:value-type="float" office:value="354">
            <text:p>354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7">
            <text:p>775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00">
            <text:p>400</text:p>
          </table:table-cell>
          <table:table-cell table:style-name="Default" office:value-type="float" office:value="403">
            <text:p>403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8">
            <text:p>775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50">
            <text:p>45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59">
            <text:p>775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00">
            <text:p>500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0">
            <text:p>776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50">
            <text:p>550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1">
            <text:p>776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00">
            <text:p>600</text:p>
          </table:table-cell>
          <table:table-cell table:style-name="Default" office:value-type="float" office:value="586">
            <text:p>586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2">
            <text:p>776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50">
            <text:p>650</text:p>
          </table:table-cell>
          <table:table-cell table:style-name="Default" office:value-type="float" office:value="618">
            <text:p>618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3">
            <text:p>776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00">
            <text:p>700</text:p>
          </table:table-cell>
          <table:table-cell table:style-name="Default" office:value-type="float" office:value="684">
            <text:p>684</text:p>
          </table:table-cell>
          <table:table-cell table:style-name="Default" office:value-type="float" office:value="718">
            <text:p>718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4">
            <text:p>776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50">
            <text:p>750</text:p>
          </table:table-cell>
          <table:table-cell table:style-name="Default" office:value-type="float" office:value="716">
            <text:p>716</text:p>
          </table:table-cell>
          <table:table-cell table:style-name="Default" office:value-type="float" office:value="752">
            <text:p>752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5">
            <text:p>776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00">
            <text:p>800</text:p>
          </table:table-cell>
          <table:table-cell table:style-name="Default" office:value-type="float" office:value="782">
            <text:p>782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6">
            <text:p>776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60">
            <text:p>860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860">
            <text:p>86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7">
            <text:p>776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00">
            <text:p>900</text:p>
          </table:table-cell>
          <table:table-cell table:style-name="Default" office:value-type="float" office:value="882">
            <text:p>882</text:p>
          </table:table-cell>
          <table:table-cell table:style-name="Default" office:value-type="float" office:value="924">
            <text:p>924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8">
            <text:p>776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60">
            <text:p>960</text:p>
          </table:table-cell>
          <table:table-cell table:style-name="Default" office:value-type="float" office:value="918">
            <text:p>918</text:p>
          </table:table-cell>
          <table:table-cell table:style-name="Default" office:value-type="float" office:value="960">
            <text:p>96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69">
            <text:p>776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000">
            <text:p>1000</text:p>
          </table:table-cell>
          <table:table-cell table:style-name="Default" office:value-type="float" office:value="980">
            <text:p>980</text:p>
          </table:table-cell>
          <table:table-cell table:style-name="Default" office:value-type="float" office:value="1026">
            <text:p>1026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0">
            <text:p>777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100">
            <text:p>1100</text:p>
          </table:table-cell>
          <table:table-cell table:style-name="Default" office:value-type="float" office:value="1049">
            <text:p>1049</text:p>
          </table:table-cell>
          <table:table-cell table:style-name="Default" office:value-type="float" office:value="1099">
            <text:p>1099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2">
            <text:p>777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200">
            <text:p>1200</text:p>
          </table:table-cell>
          <table:table-cell table:style-name="Default" office:value-type="float" office:value="1175">
            <text:p>1175</text:p>
          </table:table-cell>
          <table:table-cell table:style-name="Default" office:value-type="float" office:value="1229">
            <text:p>1229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3">
            <text:p>777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280">
            <text:p>1280</text:p>
          </table:table-cell>
          <table:table-cell table:style-name="Default" office:value-type="float" office:value="1224">
            <text:p>1224</text:p>
          </table:table-cell>
          <table:table-cell table:style-name="Default" office:value-type="float" office:value="1280">
            <text:p>1280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4">
            <text:p>777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348">
            <text:p>1348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float" office:value="1348">
            <text:p>1348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5">
            <text:p>777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400">
            <text:p>1400</text:p>
          </table:table-cell>
          <table:table-cell table:style-name="Default" office:value-type="float" office:value="1366">
            <text:p>1366</text:p>
          </table:table-cell>
          <table:table-cell table:style-name="Default" office:value-type="float" office:value="1434">
            <text:p>1434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6">
            <text:p>777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0">
            <text:p>1500</text:p>
          </table:table-cell>
          <table:table-cell table:style-name="Default" office:value-type="float" office:value="1435">
            <text:p>1435</text:p>
          </table:table-cell>
          <table:table-cell table:style-name="Default" office:value-type="float" office:value="1499">
            <text:p>1499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7">
            <text:p>777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35">
            <text:p>1535</text:p>
          </table:table-cell>
          <table:table-cell table:style-name="Default" office:value-type="float" office:value="1469">
            <text:p>1469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8">
            <text:p>777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600">
            <text:p>1600</text:p>
          </table:table-cell>
          <table:table-cell table:style-name="Default" office:value-type="float" office:value="1568">
            <text:p>1568</text:p>
          </table:table-cell>
          <table:table-cell table:style-name="Default" office:value-type="float" office:value="1638">
            <text:p>1638</text:p>
          </table:table-cell>
          <table:table-cell table:style-name="Default" office:value-type="float" office:value="20">
            <text:p>20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79">
            <text:p>777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0">
            <text:p>778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00">
            <text:p>200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1">
            <text:p>778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50">
            <text:p>250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2">
            <text:p>778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00">
            <text:p>300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3">
            <text:p>778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50">
            <text:p>350</text:p>
          </table:table-cell>
          <table:table-cell table:style-name="Default" office:value-type="float" office:value="354">
            <text:p>354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4">
            <text:p>778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00">
            <text:p>400</text:p>
          </table:table-cell>
          <table:table-cell table:style-name="Default" office:value-type="float" office:value="403">
            <text:p>403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5">
            <text:p>778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50">
            <text:p>45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6">
            <text:p>778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00">
            <text:p>500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7">
            <text:p>778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50">
            <text:p>550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8">
            <text:p>778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00">
            <text:p>600</text:p>
          </table:table-cell>
          <table:table-cell table:style-name="Default" office:value-type="float" office:value="586">
            <text:p>586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89">
            <text:p>778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50">
            <text:p>650</text:p>
          </table:table-cell>
          <table:table-cell table:style-name="Default" office:value-type="float" office:value="618">
            <text:p>618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0">
            <text:p>779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00">
            <text:p>700</text:p>
          </table:table-cell>
          <table:table-cell table:style-name="Default" office:value-type="float" office:value="684">
            <text:p>684</text:p>
          </table:table-cell>
          <table:table-cell table:style-name="Default" office:value-type="float" office:value="718">
            <text:p>718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1">
            <text:p>779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50">
            <text:p>750</text:p>
          </table:table-cell>
          <table:table-cell table:style-name="Default" office:value-type="float" office:value="716">
            <text:p>716</text:p>
          </table:table-cell>
          <table:table-cell table:style-name="Default" office:value-type="float" office:value="752">
            <text:p>752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2">
            <text:p>779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00">
            <text:p>800</text:p>
          </table:table-cell>
          <table:table-cell table:style-name="Default" office:value-type="float" office:value="782">
            <text:p>782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3">
            <text:p>779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60">
            <text:p>860</text:p>
          </table:table-cell>
          <table:table-cell table:style-name="Default" office:value-type="float" office:value="822">
            <text:p>822</text:p>
          </table:table-cell>
          <table:table-cell table:style-name="Default" office:value-type="float" office:value="860">
            <text:p>86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4">
            <text:p>779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00">
            <text:p>900</text:p>
          </table:table-cell>
          <table:table-cell table:style-name="Default" office:value-type="float" office:value="882">
            <text:p>882</text:p>
          </table:table-cell>
          <table:table-cell table:style-name="Default" office:value-type="float" office:value="924">
            <text:p>924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5">
            <text:p>779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60">
            <text:p>960</text:p>
          </table:table-cell>
          <table:table-cell table:style-name="Default" office:value-type="float" office:value="918">
            <text:p>918</text:p>
          </table:table-cell>
          <table:table-cell table:style-name="Default" office:value-type="float" office:value="960">
            <text:p>960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6">
            <text:p>779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000">
            <text:p>1000</text:p>
          </table:table-cell>
          <table:table-cell table:style-name="Default" office:value-type="float" office:value="980">
            <text:p>980</text:p>
          </table:table-cell>
          <table:table-cell table:style-name="Default" office:value-type="float" office:value="1026">
            <text:p>1026</text:p>
          </table:table-cell>
          <table:table-cell table:style-name="Default" office:value-type="float" office:value="25">
            <text:p>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7">
            <text:p>779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8">
            <text:p>779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00">
            <text:p>200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799">
            <text:p>779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50">
            <text:p>250</text:p>
          </table:table-cell>
          <table:table-cell table:style-name="Default" office:value-type="float" office:value="252">
            <text:p>252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0">
            <text:p>780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00">
            <text:p>300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1">
            <text:p>780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50">
            <text:p>350</text:p>
          </table:table-cell>
          <table:table-cell table:style-name="Default" office:value-type="float" office:value="352">
            <text:p>352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2">
            <text:p>780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00">
            <text:p>400</text:p>
          </table:table-cell>
          <table:table-cell table:style-name="Default" office:value-type="float" office:value="401">
            <text:p>401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3">
            <text:p>780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50">
            <text:p>450</text:p>
          </table:table-cell>
          <table:table-cell table:style-name="Default" office:value-type="float" office:value="448">
            <text:p>448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4">
            <text:p>780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00">
            <text:p>50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5">
            <text:p>780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50">
            <text:p>550</text:p>
          </table:table-cell>
          <table:table-cell table:style-name="Default" office:value-type="float" office:value="518">
            <text:p>518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6">
            <text:p>780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00">
            <text:p>600</text:p>
          </table:table-cell>
          <table:table-cell table:style-name="Default" office:value-type="float" office:value="580">
            <text:p>580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7">
            <text:p>780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50">
            <text:p>650</text:p>
          </table:table-cell>
          <table:table-cell table:style-name="Default" office:value-type="float" office:value="614">
            <text:p>614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8">
            <text:p>780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00">
            <text:p>700</text:p>
          </table:table-cell>
          <table:table-cell table:style-name="Default" office:value-type="float" office:value="678">
            <text:p>678</text:p>
          </table:table-cell>
          <table:table-cell table:style-name="Default" office:value-type="float" office:value="718">
            <text:p>718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09">
            <text:p>780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50">
            <text:p>750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752">
            <text:p>752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0">
            <text:p>781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00">
            <text:p>800</text:p>
          </table:table-cell>
          <table:table-cell table:style-name="Default" office:value-type="float" office:value="774">
            <text:p>774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1">
            <text:p>781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60">
            <text:p>860</text:p>
          </table:table-cell>
          <table:table-cell table:style-name="Default" office:value-type="float" office:value="812">
            <text:p>812</text:p>
          </table:table-cell>
          <table:table-cell table:style-name="Default" office:value-type="float" office:value="860">
            <text:p>860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2">
            <text:p>781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00">
            <text:p>900</text:p>
          </table:table-cell>
          <table:table-cell table:style-name="Default" office:value-type="float" office:value="874">
            <text:p>874</text:p>
          </table:table-cell>
          <table:table-cell table:style-name="Default" office:value-type="float" office:value="924">
            <text:p>924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3">
            <text:p>781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60">
            <text:p>960</text:p>
          </table:table-cell>
          <table:table-cell table:style-name="Default" office:value-type="float" office:value="908">
            <text:p>908</text:p>
          </table:table-cell>
          <table:table-cell table:style-name="Default" office:value-type="float" office:value="960">
            <text:p>960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4">
            <text:p>781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000">
            <text:p>1000</text:p>
          </table:table-cell>
          <table:table-cell table:style-name="Default" office:value-type="float" office:value="972">
            <text:p>972</text:p>
          </table:table-cell>
          <table:table-cell table:style-name="Default" office:value-type="float" office:value="1026">
            <text:p>1026</text:p>
          </table:table-cell>
          <table:table-cell table:style-name="Default" office:value-type="float" office:value="32">
            <text:p>32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5">
            <text:p>781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6">
            <text:p>781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00">
            <text:p>200</text:p>
          </table:table-cell>
          <table:table-cell table:style-name="Default" office:value-type="float" office:value="204">
            <text:p>204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7">
            <text:p>781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250">
            <text:p>250</text:p>
          </table:table-cell>
          <table:table-cell table:style-name="Default" office:value-type="float" office:value="254">
            <text:p>254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8">
            <text:p>781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00">
            <text:p>300</text:p>
          </table:table-cell>
          <table:table-cell table:style-name="Default" office:value-type="float" office:value="304">
            <text:p>304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19">
            <text:p>781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350">
            <text:p>350</text:p>
          </table:table-cell>
          <table:table-cell table:style-name="Default" office:value-type="float" office:value="352">
            <text:p>352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0">
            <text:p>782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00">
            <text:p>400</text:p>
          </table:table-cell>
          <table:table-cell table:style-name="Default" office:value-type="float" office:value="403">
            <text:p>403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1">
            <text:p>782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450">
            <text:p>450</text:p>
          </table:table-cell>
          <table:table-cell table:style-name="Default" office:value-type="float" office:value="452">
            <text:p>452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2">
            <text:p>782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00">
            <text:p>500</text:p>
          </table:table-cell>
          <table:table-cell table:style-name="Default" office:value-type="float" office:value="502">
            <text:p>502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3">
            <text:p>782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550">
            <text:p>550</text:p>
          </table:table-cell>
          <table:table-cell table:style-name="Default" office:value-type="float" office:value="520">
            <text:p>520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4">
            <text:p>782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00">
            <text:p>600</text:p>
          </table:table-cell>
          <table:table-cell table:style-name="Default" office:value-type="float" office:value="584">
            <text:p>584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5">
            <text:p>782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650">
            <text:p>650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6">
            <text:p>782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00">
            <text:p>700</text:p>
          </table:table-cell>
          <table:table-cell table:style-name="Default" office:value-type="float" office:value="682">
            <text:p>682</text:p>
          </table:table-cell>
          <table:table-cell table:style-name="Default" office:value-type="float" office:value="718">
            <text:p>718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7">
            <text:p>782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750">
            <text:p>750</text:p>
          </table:table-cell>
          <table:table-cell table:style-name="Default" office:value-type="float" office:value="714">
            <text:p>714</text:p>
          </table:table-cell>
          <table:table-cell table:style-name="Default" office:value-type="float" office:value="752">
            <text:p>752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8">
            <text:p>782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00">
            <text:p>800</text:p>
          </table:table-cell>
          <table:table-cell table:style-name="Default" office:value-type="float" office:value="778">
            <text:p>778</text:p>
          </table:table-cell>
          <table:table-cell table:style-name="Default" office:value-type="float" office:value="820">
            <text:p>82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29">
            <text:p>782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860">
            <text:p>860</text:p>
          </table:table-cell>
          <table:table-cell table:style-name="Default" office:value-type="float" office:value="818">
            <text:p>818</text:p>
          </table:table-cell>
          <table:table-cell table:style-name="Default" office:value-type="float" office:value="860">
            <text:p>86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0">
            <text:p>783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00">
            <text:p>900</text:p>
          </table:table-cell>
          <table:table-cell table:style-name="Default" office:value-type="float" office:value="878">
            <text:p>878</text:p>
          </table:table-cell>
          <table:table-cell table:style-name="Default" office:value-type="float" office:value="924">
            <text:p>924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1">
            <text:p>7831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960">
            <text:p>960</text:p>
          </table:table-cell>
          <table:table-cell table:style-name="Default" office:value-type="float" office:value="912">
            <text:p>912</text:p>
          </table:table-cell>
          <table:table-cell table:style-name="Default" office:value-type="float" office:value="960">
            <text:p>96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2">
            <text:p>7832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000">
            <text:p>1000</text:p>
          </table:table-cell>
          <table:table-cell table:style-name="Default" office:value-type="float" office:value="976">
            <text:p>976</text:p>
          </table:table-cell>
          <table:table-cell table:style-name="Default" office:value-type="float" office:value="1026">
            <text:p>1026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3">
            <text:p>7833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100">
            <text:p>1100</text:p>
          </table:table-cell>
          <table:table-cell table:style-name="Default" office:value-type="float" office:value="1045">
            <text:p>1045</text:p>
          </table:table-cell>
          <table:table-cell table:style-name="Default" office:value-type="float" office:value="1099">
            <text:p>1099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4">
            <text:p>7834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200">
            <text:p>1200</text:p>
          </table:table-cell>
          <table:table-cell table:style-name="Default" office:value-type="float" office:value="1169">
            <text:p>1169</text:p>
          </table:table-cell>
          <table:table-cell table:style-name="Default" office:value-type="float" office:value="1229">
            <text:p>1229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5">
            <text:p>7835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280">
            <text:p>1280</text:p>
          </table:table-cell>
          <table:table-cell table:style-name="Default" office:value-type="float" office:value="1218">
            <text:p>1218</text:p>
          </table:table-cell>
          <table:table-cell table:style-name="Default" office:value-type="float" office:value="1280">
            <text:p>1280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6">
            <text:p>7836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348">
            <text:p>1348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float" office:value="1348">
            <text:p>1348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7">
            <text:p>7837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400">
            <text:p>1400</text:p>
          </table:table-cell>
          <table:table-cell table:style-name="Default" office:value-type="float" office:value="1366">
            <text:p>1366</text:p>
          </table:table-cell>
          <table:table-cell table:style-name="Default" office:value-type="float" office:value="1434">
            <text:p>1434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8">
            <text:p>7838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00">
            <text:p>1500</text:p>
          </table:table-cell>
          <table:table-cell table:style-name="Default" office:value-type="float" office:value="1429">
            <text:p>1429</text:p>
          </table:table-cell>
          <table:table-cell table:style-name="Default" office:value-type="float" office:value="1499">
            <text:p>1499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39">
            <text:p>7839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535">
            <text:p>1535</text:p>
          </table:table-cell>
          <table:table-cell table:style-name="Default" office:value-type="float" office:value="1463">
            <text:p>1463</text:p>
          </table:table-cell>
          <table:table-cell table:style-name="Default" office:value-type="float" office:value="1535">
            <text:p>1535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Default" office:value-type="float" office:value="7840">
            <text:p>7840</text:p>
          </table:table-cell>
          <table:table-cell table:style-name="Default" office:value-type="string">
            <text:p>PRV</text:p>
          </table:table-cell>
          <table:table-cell table:style-name="Default" office:value-type="string">
            <text:p>Polyester renforcé de fibres de verre</text:p>
          </table:table-cell>
          <table:table-cell table:number-columns-repeated="2" table:style-name="Default" office:value-type="float" office:value="1600">
            <text:p>1600</text:p>
          </table:table-cell>
          <table:table-cell table:style-name="Default" office:value-type="float" office:value="1560">
            <text:p>1560</text:p>
          </table:table-cell>
          <table:table-cell table:style-name="Default" office:value-type="float" office:value="1638">
            <text:p>1638</text:p>
          </table:table-cell>
          <table:table-cell table:style-name="Default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ce3" office:value-type="float" office:value="10001">
            <text:p>10001</text:p>
          </table:table-cell>
          <table:table-cell table:style-name="ce3" office:value-type="string">
            <text:p>PVC</text:p>
          </table:table-cell>
          <table:table-cell table:style-name="ce3" office:value-type="string">
            <text:p>Chlorure de polyvinyle</text:p>
          </table:table-cell>
          <table:table-cell table:style-name="ce14" office:value-type="float" office:value="250">
            <text:p>250</text:p>
          </table:table-cell>
          <table:table-cell table:style-name="ce14" table:formula="of:=[.D570]" office:value-type="float" office:value="250">
            <text:p>250</text:p>
          </table:table-cell>
          <table:table-cell table:style-name="ce14" office:value-type="float" office:value="207.8">
            <text:p>207.8</text:p>
          </table:table-cell>
          <table:table-cell table:style-name="ce14" table:formula="of:=[.D570]" office:value-type="float" office:value="250">
            <text:p>250</text:p>
          </table:table-cell>
          <table:table-cell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02">
            <text:p>10002</text:p>
          </table:table-cell>
          <table:table-cell table:style-name="ce3" office:value-type="string">
            <text:p>PVC</text:p>
          </table:table-cell>
          <table:table-cell table:style-name="ce3" office:value-type="string">
            <text:p>Chlorure de polyvinyle</text:p>
          </table:table-cell>
          <table:table-cell table:style-name="ce14" office:value-type="float" office:value="225">
            <text:p>225</text:p>
          </table:table-cell>
          <table:table-cell table:style-name="ce14" table:formula="of:=[.D571]" office:value-type="float" office:value="225">
            <text:p>225</text:p>
          </table:table-cell>
          <table:table-cell table:style-name="ce14" office:value-type="float" office:value="203.4">
            <text:p>203.4</text:p>
          </table:table-cell>
          <table:table-cell table:style-name="ce14" table:formula="of:=[.D571]" office:value-type="float" office:value="225">
            <text:p>225</text:p>
          </table:table-cell>
          <table:table-cell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03">
            <text:p>10003</text:p>
          </table:table-cell>
          <table:table-cell table:style-name="ce3" office:value-type="string">
            <text:p>PVC</text:p>
          </table:table-cell>
          <table:table-cell table:style-name="ce3" office:value-type="string">
            <text:p>Chlorure de polyvinyle</text:p>
          </table:table-cell>
          <table:table-cell table:style-name="ce14" office:value-type="float" office:value="200">
            <text:p>200</text:p>
          </table:table-cell>
          <table:table-cell table:style-name="ce14" table:formula="of:=[.D572]" office:value-type="float" office:value="200">
            <text:p>200</text:p>
          </table:table-cell>
          <table:table-cell table:style-name="ce14" office:value-type="float" office:value="175">
            <text:p>175</text:p>
          </table:table-cell>
          <table:table-cell table:style-name="ce14" table:formula="of:=[.D572]" office:value-type="float" office:value="200">
            <text:p>200</text:p>
          </table:table-cell>
          <table:table-cell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04">
            <text:p>10004</text:p>
          </table:table-cell>
          <table:table-cell table:style-name="ce3" office:value-type="string">
            <text:p>PVC</text:p>
          </table:table-cell>
          <table:table-cell table:style-name="ce3" office:value-type="string">
            <text:p>Chlorure de polyvinyle</text:p>
          </table:table-cell>
          <table:table-cell table:style-name="ce14" office:value-type="float" office:value="180">
            <text:p>180</text:p>
          </table:table-cell>
          <table:table-cell table:style-name="ce14" table:formula="of:=[.D573]" office:value-type="float" office:value="180">
            <text:p>180</text:p>
          </table:table-cell>
          <table:table-cell table:style-name="ce14" office:value-type="float" office:value="147.6">
            <text:p>147.6</text:p>
          </table:table-cell>
          <table:table-cell table:style-name="ce14" table:formula="of:=[.D573]" office:value-type="float" office:value="180">
            <text:p>180</text:p>
          </table:table-cell>
          <table:table-cell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05">
            <text:p>10005</text:p>
          </table:table-cell>
          <table:table-cell table:style-name="ce3" office:value-type="string">
            <text:p>PVC</text:p>
          </table:table-cell>
          <table:table-cell table:style-name="ce3" office:value-type="string">
            <text:p>Chlorure de polyvinyle</text:p>
          </table:table-cell>
          <table:table-cell table:style-name="ce14" office:value-type="float" office:value="160">
            <text:p>160</text:p>
          </table:table-cell>
          <table:table-cell table:style-name="ce14" table:formula="of:=[.D574]" office:value-type="float" office:value="160">
            <text:p>160</text:p>
          </table:table-cell>
          <table:table-cell table:style-name="ce14" office:value-type="float" office:value="136">
            <text:p>136</text:p>
          </table:table-cell>
          <table:table-cell table:style-name="ce14" table:formula="of:=[.D574]" office:value-type="float" office:value="160">
            <text:p>160</text:p>
          </table:table-cell>
          <table:table-cell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06">
            <text:p>10006</text:p>
          </table:table-cell>
          <table:table-cell table:style-name="ce3" office:value-type="string">
            <text:p>PVC</text:p>
          </table:table-cell>
          <table:table-cell table:style-name="ce3" office:value-type="string">
            <text:p>Chlorure de polyvinyle</text:p>
          </table:table-cell>
          <table:table-cell table:style-name="ce14" office:value-type="float" office:value="160">
            <text:p>160</text:p>
          </table:table-cell>
          <table:table-cell table:style-name="ce14" table:formula="of:=[.D575]" office:value-type="float" office:value="160">
            <text:p>160</text:p>
          </table:table-cell>
          <table:table-cell table:style-name="ce14" office:value-type="float" office:value="129.2">
            <text:p>129.2</text:p>
          </table:table-cell>
          <table:table-cell table:style-name="ce14" table:formula="of:=[.D575]" office:value-type="float" office:value="160">
            <text:p>160</text:p>
          </table:table-cell>
          <table:table-cell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07">
            <text:p>10007</text:p>
          </table:table-cell>
          <table:table-cell table:style-name="ce3" office:value-type="string">
            <text:p>PVC</text:p>
          </table:table-cell>
          <table:table-cell table:style-name="ce3" office:value-type="string">
            <text:p>Chlorure de polyvinyle</text:p>
          </table:table-cell>
          <table:table-cell table:style-name="ce14" office:value-type="float" office:value="160">
            <text:p>160</text:p>
          </table:table-cell>
          <table:table-cell table:style-name="ce14" table:formula="of:=[.D576]" office:value-type="float" office:value="160">
            <text:p>160</text:p>
          </table:table-cell>
          <table:table-cell table:style-name="ce14" office:value-type="float" office:value="123.4">
            <text:p>123.4</text:p>
          </table:table-cell>
          <table:table-cell table:style-name="ce14" table:formula="of:=[.D576]" office:value-type="float" office:value="160">
            <text:p>160</text:p>
          </table:table-cell>
          <table:table-cell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08">
            <text:p>10008</text:p>
          </table:table-cell>
          <table:table-cell table:style-name="ce3" office:value-type="string">
            <text:p>PVC</text:p>
          </table:table-cell>
          <table:table-cell table:style-name="ce3" office:value-type="string">
            <text:p>Chlorure de polyvinyle</text:p>
          </table:table-cell>
          <table:table-cell table:style-name="ce14" office:value-type="float" office:value="140">
            <text:p>140</text:p>
          </table:table-cell>
          <table:table-cell table:style-name="ce14" table:formula="of:=[.D577]" office:value-type="float" office:value="140">
            <text:p>140</text:p>
          </table:table-cell>
          <table:table-cell table:style-name="ce14" office:value-type="float" office:value="120">
            <text:p>120</text:p>
          </table:table-cell>
          <table:table-cell table:style-name="ce14" table:formula="of:=[.D577]" office:value-type="float" office:value="140">
            <text:p>140</text:p>
          </table:table-cell>
          <table:table-cell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09">
            <text:p>10009</text:p>
          </table:table-cell>
          <table:table-cell table:style-name="ce3" office:value-type="string">
            <text:p>PVC</text:p>
          </table:table-cell>
          <table:table-cell table:style-name="ce3" office:value-type="string">
            <text:p>Chlorure de polyvinyle</text:p>
          </table:table-cell>
          <table:table-cell table:style-name="ce14" office:value-type="float" office:value="125">
            <text:p>125</text:p>
          </table:table-cell>
          <table:table-cell table:style-name="ce14" table:formula="of:=[.D578]" office:value-type="float" office:value="125">
            <text:p>125</text:p>
          </table:table-cell>
          <table:table-cell table:style-name="ce14" office:value-type="float" office:value="102.2">
            <text:p>102.2</text:p>
          </table:table-cell>
          <table:table-cell table:style-name="ce14" table:formula="of:=[.D578]" office:value-type="float" office:value="125">
            <text:p>125</text:p>
          </table:table-cell>
          <table:table-cell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10">
            <text:p>10010</text:p>
          </table:table-cell>
          <table:table-cell table:style-name="ce3" office:value-type="string">
            <text:p>PVC</text:p>
          </table:table-cell>
          <table:table-cell table:style-name="ce3" office:value-type="string">
            <text:p>Chlorure de polyvinyle</text:p>
          </table:table-cell>
          <table:table-cell table:style-name="ce14" office:value-type="float" office:value="125">
            <text:p>125</text:p>
          </table:table-cell>
          <table:table-cell table:style-name="ce14" table:formula="of:=[.D579]" office:value-type="float" office:value="125">
            <text:p>125</text:p>
          </table:table-cell>
          <table:table-cell table:style-name="ce14" office:value-type="float" office:value="110.6">
            <text:p>110.6</text:p>
          </table:table-cell>
          <table:table-cell table:style-name="ce14" table:formula="of:=[.D579]" office:value-type="float" office:value="125">
            <text:p>125</text:p>
          </table:table-cell>
          <table:table-cell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11">
            <text:p>10011</text:p>
          </table:table-cell>
          <table:table-cell table:style-name="ce3" office:value-type="string">
            <text:p>PVC</text:p>
          </table:table-cell>
          <table:table-cell table:style-name="ce3" office:value-type="string">
            <text:p>Chlorure de polyvinyle</text:p>
          </table:table-cell>
          <table:table-cell table:style-name="ce14" office:value-type="float" office:value="110">
            <text:p>110</text:p>
          </table:table-cell>
          <table:table-cell table:style-name="ce14" table:formula="of:=[.D580]" office:value-type="float" office:value="110">
            <text:p>110</text:p>
          </table:table-cell>
          <table:table-cell table:style-name="ce14" office:value-type="float" office:value="101.6">
            <text:p>101.6</text:p>
          </table:table-cell>
          <table:table-cell table:style-name="ce14" table:formula="of:=[.D580]" office:value-type="float" office:value="110">
            <text:p>110</text:p>
          </table:table-cell>
          <table:table-cell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12">
            <text:p>10012</text:p>
          </table:table-cell>
          <table:table-cell table:style-name="ce3" office:value-type="string">
            <text:p>PVC</text:p>
          </table:table-cell>
          <table:table-cell table:style-name="ce3" office:value-type="string">
            <text:p>Chlorure de polyvinyle</text:p>
          </table:table-cell>
          <table:table-cell table:style-name="ce14" office:value-type="float" office:value="110">
            <text:p>110</text:p>
          </table:table-cell>
          <table:table-cell table:style-name="ce14" table:formula="of:=[.D581]" office:value-type="float" office:value="110">
            <text:p>110</text:p>
          </table:table-cell>
          <table:table-cell table:style-name="ce14" office:value-type="float" office:value="93.6">
            <text:p>93.6</text:p>
          </table:table-cell>
          <table:table-cell table:style-name="ce14" table:formula="of:=[.D581]" office:value-type="float" office:value="110">
            <text:p>110</text:p>
          </table:table-cell>
          <table:table-cell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13">
            <text:p>10013</text:p>
          </table:table-cell>
          <table:table-cell table:style-name="ce3" office:value-type="string">
            <text:p>PVC</text:p>
          </table:table-cell>
          <table:table-cell table:style-name="ce3" office:value-type="string">
            <text:p>Chlorure de polyvinyle</text:p>
          </table:table-cell>
          <table:table-cell table:style-name="ce14" office:value-type="float" office:value="100">
            <text:p>100</text:p>
          </table:table-cell>
          <table:table-cell table:style-name="ce14" table:formula="of:=[.D582]" office:value-type="float" office:value="100">
            <text:p>100</text:p>
          </table:table-cell>
          <table:table-cell table:style-name="ce14" office:value-type="float" office:value="80">
            <text:p>80</text:p>
          </table:table-cell>
          <table:table-cell table:style-name="ce14" table:formula="of:=[.D582]" office:value-type="float" office:value="100">
            <text:p>100</text:p>
          </table:table-cell>
          <table:table-cell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14">
            <text:p>10014</text:p>
          </table:table-cell>
          <table:table-cell table:style-name="ce3" office:value-type="string">
            <text:p>PVC</text:p>
          </table:table-cell>
          <table:table-cell table:style-name="ce3" office:value-type="string">
            <text:p>Chlorure de polyvinyle</text:p>
          </table:table-cell>
          <table:table-cell table:style-name="ce14" office:value-type="float" office:value="63">
            <text:p>63</text:p>
          </table:table-cell>
          <table:table-cell table:style-name="ce14" table:formula="of:=[.D583]" office:value-type="float" office:value="63">
            <text:p>63</text:p>
          </table:table-cell>
          <table:table-cell table:style-name="ce14" office:value-type="float" office:value="50">
            <text:p>50</text:p>
          </table:table-cell>
          <table:table-cell table:style-name="ce14" table:formula="of:=[.D583]" office:value-type="float" office:value="63">
            <text:p>63</text:p>
          </table:table-cell>
          <table:table-cell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15">
            <text:p>10015</text:p>
          </table:table-cell>
          <table:table-cell table:style-name="ce3" office:value-type="string">
            <text:p>PVC</text:p>
          </table:table-cell>
          <table:table-cell table:style-name="ce3" office:value-type="string">
            <text:p>Chlorure de polyvinyle</text:p>
          </table:table-cell>
          <table:table-cell table:style-name="ce14" office:value-type="float" office:value="50">
            <text:p>50</text:p>
          </table:table-cell>
          <table:table-cell table:style-name="ce14" table:formula="of:=[.D584]" office:value-type="float" office:value="50">
            <text:p>50</text:p>
          </table:table-cell>
          <table:table-cell table:style-name="ce14" office:value-type="float" office:value="40">
            <text:p>40</text:p>
          </table:table-cell>
          <table:table-cell table:style-name="ce14" table:formula="of:=[.D584]" office:value-type="float" office:value="50">
            <text:p>50</text:p>
          </table:table-cell>
          <table:table-cell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16">
            <text:p>10016</text:p>
          </table:table-cell>
          <table:table-cell table:style-name="ce6" office:value-type="string">
            <text:p>PE</text:p>
          </table:table-cell>
          <table:table-cell table:style-name="ce6" office:value-type="string">
            <text:p>Polyéthylène</text:p>
          </table:table-cell>
          <table:table-cell table:number-columns-repeated="4" table:style-name="ce14" office:value-type="string">
            <text:p>null</text:p>
          </table:table-cell>
          <table:table-cell table:style-name="ce15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ce3" office:value-type="float" office:value="10017">
            <text:p>10017</text:p>
          </table:table-cell>
          <table:table-cell table:style-name="ce6" office:value-type="string">
            <text:p>PE</text:p>
          </table:table-cell>
          <table:table-cell table:style-name="ce6" office:value-type="string">
            <text:p>Polyéthylène</text:p>
          </table:table-cell>
          <table:table-cell table:number-columns-repeated="4" table:style-name="ce14" office:value-type="string">
            <text:p>null</text:p>
          </table:table-cell>
          <table:table-cell table:style-name="ce15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ce3" office:value-type="float" office:value="10018">
            <text:p>10018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Acier</text:p>
          </table:table-cell>
          <table:table-cell table:number-columns-repeated="3" table:style-name="ce15" office:value-type="float" office:value="32">
            <text:p>32</text:p>
          </table:table-cell>
          <table:table-cell table:number-columns-repeated="2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19">
            <text:p>10019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Acier</text:p>
          </table:table-cell>
          <table:table-cell table:number-columns-repeated="3" table:style-name="ce15" office:value-type="float" office:value="25">
            <text:p>25</text:p>
          </table:table-cell>
          <table:table-cell table:number-columns-repeated="2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20">
            <text:p>10020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Acier</text:p>
          </table:table-cell>
          <table:table-cell table:number-columns-repeated="3" table:style-name="ce15" office:value-type="float" office:value="20">
            <text:p>20</text:p>
          </table:table-cell>
          <table:table-cell table:number-columns-repeated="2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21">
            <text:p>10021</text:p>
          </table:table-cell>
          <table:table-cell table:style-name="ce6" office:value-type="string">
            <text:p>AC</text:p>
          </table:table-cell>
          <table:table-cell table:style-name="ce6" office:value-type="string">
            <text:p>Acier</text:p>
          </table:table-cell>
          <table:table-cell table:number-columns-repeated="3" table:style-name="ce15" office:value-type="float" office:value="15">
            <text:p>15</text:p>
          </table:table-cell>
          <table:table-cell table:number-columns-repeated="2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22">
            <text:p>10022</text:p>
          </table:table-cell>
          <table:table-cell table:style-name="ce6" office:value-type="string">
            <text:p>TAC</text:p>
          </table:table-cell>
          <table:table-cell table:style-name="ce6" office:value-type="string">
            <text:p>Amiante Ciment</text:p>
          </table:table-cell>
          <table:table-cell table:number-columns-repeated="5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23">
            <text:p>10023</text:p>
          </table:table-cell>
          <table:table-cell table:style-name="ce6" office:value-type="string">
            <text:p>TAC</text:p>
          </table:table-cell>
          <table:table-cell table:style-name="ce6" office:value-type="string">
            <text:p>Amiante Ciment</text:p>
          </table:table-cell>
          <table:table-cell table:number-columns-repeated="3" table:style-name="ce15" office:value-type="float" office:value="350">
            <text:p>350</text:p>
          </table:table-cell>
          <table:table-cell table:number-columns-repeated="2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24">
            <text:p>10024</text:p>
          </table:table-cell>
          <table:table-cell table:style-name="ce6" office:value-type="string">
            <text:p>ACG</text:p>
          </table:table-cell>
          <table:table-cell table:style-name="ce6" office:value-type="string">
            <text:p>Acier galvanisé</text:p>
          </table:table-cell>
          <table:table-cell table:number-columns-repeated="3" table:style-name="ce15" office:value-type="float" office:value="50">
            <text:p>50</text:p>
          </table:table-cell>
          <table:table-cell table:number-columns-repeated="2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25">
            <text:p>10025</text:p>
          </table:table-cell>
          <table:table-cell table:style-name="ce6" office:value-type="string">
            <text:p>ACG</text:p>
          </table:table-cell>
          <table:table-cell table:style-name="ce6" office:value-type="string">
            <text:p>Acier galvanisé</text:p>
          </table:table-cell>
          <table:table-cell table:number-columns-repeated="3" table:style-name="ce15" office:value-type="float" office:value="40">
            <text:p>40</text:p>
          </table:table-cell>
          <table:table-cell table:number-columns-repeated="2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26">
            <text:p>10026</text:p>
          </table:table-cell>
          <table:table-cell table:style-name="ce6" office:value-type="string">
            <text:p>ACG</text:p>
          </table:table-cell>
          <table:table-cell table:style-name="ce6" office:value-type="string">
            <text:p>Acier galvanisé</text:p>
          </table:table-cell>
          <table:table-cell table:number-columns-repeated="3" table:style-name="ce15" office:value-type="float" office:value="32">
            <text:p>32</text:p>
          </table:table-cell>
          <table:table-cell table:number-columns-repeated="2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27">
            <text:p>10027</text:p>
          </table:table-cell>
          <table:table-cell table:style-name="ce6" office:value-type="string">
            <text:p>ACG</text:p>
          </table:table-cell>
          <table:table-cell table:style-name="ce6" office:value-type="string">
            <text:p>Acier galvanisé</text:p>
          </table:table-cell>
          <table:table-cell table:number-columns-repeated="3" table:style-name="ce15" office:value-type="float" office:value="25">
            <text:p>25</text:p>
          </table:table-cell>
          <table:table-cell table:number-columns-repeated="2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28">
            <text:p>10028</text:p>
          </table:table-cell>
          <table:table-cell table:style-name="ce6" office:value-type="string">
            <text:p>PL</text:p>
          </table:table-cell>
          <table:table-cell table:style-name="ce6" office:value-type="string">
            <text:p>Plastique</text:p>
          </table:table-cell>
          <table:table-cell table:number-columns-repeated="5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29">
            <text:p>10029</text:p>
          </table:table-cell>
          <table:table-cell table:style-name="ce6" office:value-type="string">
            <text:p>TC</text:p>
          </table:table-cell>
          <table:table-cell table:style-name="ce6" office:value-type="string">
            <text:p>Tuyau Ciment</text:p>
          </table:table-cell>
          <table:table-cell table:number-columns-repeated="2" table:style-name="ce15" office:value-type="float" office:value="10">
            <text:p>10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30">
            <text:p>10030</text:p>
          </table:table-cell>
          <table:table-cell table:style-name="ce6" office:value-type="string">
            <text:p>TC</text:p>
          </table:table-cell>
          <table:table-cell table:style-name="ce6" office:value-type="string">
            <text:p>Tuyau Ciment</text:p>
          </table:table-cell>
          <table:table-cell table:number-columns-repeated="2" table:style-name="ce15" office:value-type="float" office:value="15">
            <text:p>15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31">
            <text:p>10031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300">
            <text:p>300</text:p>
          </table:table-cell>
          <table:table-cell table:style-name="ce15" table:formula="of:=[.D600]" office:value-type="float" office:value="300">
            <text:p>300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32">
            <text:p>10032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250">
            <text:p>250</text:p>
          </table:table-cell>
          <table:table-cell table:style-name="ce15" table:formula="of:=[.D601]" office:value-type="float" office:value="250">
            <text:p>250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33">
            <text:p>10033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200">
            <text:p>200</text:p>
          </table:table-cell>
          <table:table-cell table:style-name="ce15" table:formula="of:=[.D602]" office:value-type="float" office:value="200">
            <text:p>200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34">
            <text:p>10034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180">
            <text:p>180</text:p>
          </table:table-cell>
          <table:table-cell table:style-name="ce15" table:formula="of:=[.D603]" office:value-type="float" office:value="180">
            <text:p>180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35">
            <text:p>10035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175">
            <text:p>175</text:p>
          </table:table-cell>
          <table:table-cell table:style-name="ce15" table:formula="of:=[.D604]" office:value-type="float" office:value="175">
            <text:p>175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36">
            <text:p>10036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150">
            <text:p>150</text:p>
          </table:table-cell>
          <table:table-cell table:style-name="ce15" table:formula="of:=[.D605]" office:value-type="float" office:value="150">
            <text:p>150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37">
            <text:p>10037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125">
            <text:p>125</text:p>
          </table:table-cell>
          <table:table-cell table:style-name="ce15" table:formula="of:=[.D606]" office:value-type="float" office:value="125">
            <text:p>125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38">
            <text:p>10038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120">
            <text:p>120</text:p>
          </table:table-cell>
          <table:table-cell table:style-name="ce15" table:formula="of:=[.D607]" office:value-type="float" office:value="120">
            <text:p>120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39">
            <text:p>10039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100">
            <text:p>100</text:p>
          </table:table-cell>
          <table:table-cell table:style-name="ce15" table:formula="of:=[.D608]" office:value-type="float" office:value="100">
            <text:p>100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40">
            <text:p>10040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80">
            <text:p>80</text:p>
          </table:table-cell>
          <table:table-cell table:style-name="ce15" table:formula="of:=[.D609]" office:value-type="float" office:value="80">
            <text:p>80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41">
            <text:p>10041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75">
            <text:p>75</text:p>
          </table:table-cell>
          <table:table-cell table:style-name="ce15" table:formula="of:=[.D610]" office:value-type="float" office:value="75">
            <text:p>75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42">
            <text:p>10042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70">
            <text:p>70</text:p>
          </table:table-cell>
          <table:table-cell table:style-name="ce15" table:formula="of:=[.D611]" office:value-type="float" office:value="70">
            <text:p>70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43">
            <text:p>10043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63">
            <text:p>63</text:p>
          </table:table-cell>
          <table:table-cell table:style-name="ce15" table:formula="of:=[.D612]" office:value-type="float" office:value="63">
            <text:p>63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44">
            <text:p>10044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50">
            <text:p>50</text:p>
          </table:table-cell>
          <table:table-cell table:style-name="ce15" table:formula="of:=[.D613]" office:value-type="float" office:value="50">
            <text:p>50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45">
            <text:p>10045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40">
            <text:p>40</text:p>
          </table:table-cell>
          <table:table-cell table:style-name="ce15" table:formula="of:=[.D614]" office:value-type="float" office:value="40">
            <text:p>40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46">
            <text:p>10046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32">
            <text:p>32</text:p>
          </table:table-cell>
          <table:table-cell table:style-name="ce15" table:formula="of:=[.D615]" office:value-type="float" office:value="32">
            <text:p>32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47">
            <text:p>10047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25">
            <text:p>25</text:p>
          </table:table-cell>
          <table:table-cell table:style-name="ce15" table:formula="of:=[.D616]" office:value-type="float" office:value="25">
            <text:p>25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048">
            <text:p>10048</text:p>
          </table:table-cell>
          <table:table-cell table:style-name="ce6" office:value-type="string">
            <text:p>Inc./A Ø</text:p>
          </table:table-cell>
          <table:table-cell table:style-name="ce6" office:value-type="string">
            <text:p>Inconnu / Autre avec diamètre</text:p>
          </table:table-cell>
          <table:table-cell table:style-name="ce15" office:value-type="float" office:value="20">
            <text:p>20</text:p>
          </table:table-cell>
          <table:table-cell table:style-name="ce15" table:formula="of:=[.D617]" office:value-type="float" office:value="20">
            <text:p>20</text:p>
          </table:table-cell>
          <table:table-cell table:number-columns-repeated="3" table:style-name="ce14" office:value-type="string">
            <text:p>null</text:p>
          </table:table-cell>
          <table:table-cell table:number-columns-repeated="1016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quafri_Type_materiau" table:style-name="ta3">
        <table:table-column table:style-name="co7" table:default-cell-style-name="ce5"/>
        <table:table-column table:style-name="co14" table:default-cell-style-name="ce5"/>
        <table:table-column table:style-name="co15" table:default-cell-style-name="ce5"/>
        <table:table-column table:style-name="co7" table:number-columns-repeated="1021" table:default-cell-style-name="ce5"/>
        <table:table-row table:style-name="ro1">
          <table:table-cell table:style-name="ce16" office:value-type="string">
            <text:p>O_CONDUITE </text:p>
          </table:table-cell>
          <table:table-cell table:number-columns-repeated="1023"/>
        </table:table-row>
        <table:table-row table:style-name="ro1">
          <table:table-cell table:style-name="ce16"/>
          <table:table-cell table:number-columns-repeated="1023"/>
        </table:table-row>
        <table:table-row table:style-name="ro1">
          <table:table-cell table:style-name="ce7" office:value-type="string">
            <text:p>Type_materiau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>
            <text:p>FI</text:p>
          </table:table-cell>
          <table:table-cell table:style-name="Default" office:value-type="string">
            <text:p>fibrocimen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BE</text:p>
          </table:table-cell>
          <table:table-cell table:style-name="Default" office:value-type="string">
            <text:p>beton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FO</text:p>
          </table:table-cell>
          <table:table-cell table:style-name="Default" office:value-type="string">
            <text:p>font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FG</text:p>
          </table:table-cell>
          <table:table-cell table:style-name="Default" office:value-type="string">
            <text:p>fonte gris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FD</text:p>
          </table:table-cell>
          <table:table-cell table:style-name="Default" office:value-type="string">
            <text:p>fonte ductil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AC</text:p>
          </table:table-cell>
          <table:table-cell table:style-name="Default" office:value-type="string">
            <text:p>acier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RE</text:p>
          </table:table-cell>
          <table:table-cell table:style-name="Default" office:value-type="string">
            <text:p>resine epoxy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PP</text:p>
          </table:table-cell>
          <table:table-cell table:style-name="Default" office:value-type="string">
            <text:p>polypropylen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PV</text:p>
          </table:table-cell>
          <table:table-cell table:style-name="Default" office:value-type="string">
            <text:p>PVC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PE</text:p>
          </table:table-cell>
          <table:table-cell table:style-name="Default" office:value-type="string">
            <text:p>polyethylen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>
            <text:p>AU</text:p>
          </table:table-cell>
          <table:table-cell table:style-name="Default" office:value-type="string">
            <text:p>autre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IN</text:p>
          </table:table-cell>
          <table:table-cell table:style-name="Default" office:value-type="string">
            <text:p>inconnu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mbria2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1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fr. </number:text>
      <number:number number:decimal-places="0" number:min-integer-digits="1" number:grouping="true"/>
    </number:number-style>
    <number:number-style style:name="N109">
      <number:text>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fr. </number:text>
      <number:number number:decimal-places="0" number:min-integer-digits="1" number:grouping="true"/>
    </number:number-style>
    <number:number-style style:name="N110">
      <style:text-properties fo:color="#ff0000"/>
      <number:text>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fr. </number:text>
      <number:number number:decimal-places="2" number:min-integer-digits="1" number:grouping="true"/>
    </number:number-style>
    <number:number-style style:name="N112">
      <number:text>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fr. </number:text>
      <number:number number:decimal-places="2" number:min-integer-digits="1" number:grouping="true"/>
    </number:number-style>
    <number:number-style style:name="N113">
      <style:text-properties fo:color="#ff0000"/>
      <number:text>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fr. </number:text>
      <number:number number:decimal-places="0" number:min-integer-digits="1" number:grouping="true"/>
      <number:text> </number:text>
    </number:number-style>
    <number:number-style style:name="N125P1" style:volatile="true">
      <number:text> fr. -</number:text>
      <number:number number:decimal-places="0" number:min-integer-digits="1" number:grouping="true"/>
      <number:text> </number:text>
    </number:number-style>
    <number:number-style style:name="N125P2" style:volatile="true">
      <number:text> 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fr. </number:text>
      <number:number number:decimal-places="2" number:min-integer-digits="1" number:grouping="true"/>
      <number:text> </number:text>
    </number:number-style>
    <number:number-style style:name="N133P1" style:volatile="true">
      <number:text> fr. -</number:text>
      <number:number number:decimal-places="2" number:min-integer-digits="1" number:grouping="true"/>
      <number:text> </number:text>
    </number:number-style>
    <number:number-style style:name="N133P2" style:volatile="true">
      <number:text> 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8107" number:language="fr" number:country="CH">
      <number:month number:textual="true"/>
      <number:text>.</number:text>
      <number:year/>
    </number:date-style>
    <number:time-style style:name="N8108" number:language="fr" number:country="CH">
      <number:hours/>
      <number:text>:</number:text>
      <number:minutes number:style="long"/>
      <number:text> </number:text>
      <number:am-pm/>
    </number:time-style>
    <number:time-style style:name="N8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fr" number:country="CH">
      <number:text>SFr. </number:text>
      <number:number number:decimal-places="0" number:min-integer-digits="1" number:grouping="true"/>
    </number:number-style>
    <number:number-style style:name="N8112" number:language="fr" number:country="CH">
      <number:text>SFr. 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fr" number:country="CH">
      <number:text>SFr. </number:text>
      <number:number number:decimal-places="0" number:min-integer-digits="1" number:grouping="true"/>
    </number:number-style>
    <number:number-style style:name="N8113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fr" number:country="CH">
      <number:text>SFr. </number:text>
      <number:number number:decimal-places="2" number:min-integer-digits="1" number:grouping="true"/>
    </number:number-style>
    <number:number-style style:name="N8115" number:language="fr" number:country="CH">
      <number:text>SFr. 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fr" number:country="CH">
      <number:text>SFr. </number:text>
      <number:number number:decimal-places="2" number:min-integer-digits="1" number:grouping="true"/>
    </number:number-style>
    <number:number-style style:name="N8116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ext-properties fo:color="#1f497d" style:font-name="Cambria" fo:font-size="18pt" fo:font-weight="bold" style:font-name-asian="Cambria2" style:font-size-asian="18pt" style:font-weight-asian="bold" style:font-name-complex="Cambria2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 style:data-style-name="N0">
      <style:table-cell-properties fo:background-color="#dce6f1"/>
    </style:style>
    <style:style style:name="_32_0_a0__25__20_-_20_Accent2" style:display-name="20 % - Accent2" style:family="table-cell" style:parent-style-name="Default" style:data-style-name="N0">
      <style:table-cell-properties fo:background-color="#f2dcdb"/>
    </style:style>
    <style:style style:name="_32_0_a0__25__20_-_20_Accent3" style:display-name="20 % - Accent3" style:family="table-cell" style:parent-style-name="Default" style:data-style-name="N0">
      <style:table-cell-properties fo:background-color="#ebf1de"/>
    </style:style>
    <style:style style:name="_32_0_a0__25__20_-_20_Accent4" style:display-name="20 % - Accent4" style:family="table-cell" style:parent-style-name="Default" style:data-style-name="N0">
      <style:table-cell-properties fo:background-color="#e4dfec"/>
    </style:style>
    <style:style style:name="_32_0_a0__25__20_-_20_Accent5" style:display-name="20 % - Accent5" style:family="table-cell" style:parent-style-name="Default" style:data-style-name="N0">
      <style:table-cell-properties fo:background-color="#daeef3"/>
    </style:style>
    <style:style style:name="_32_0_a0__25__20_-_20_Accent6" style:display-name="20 % - Accent6" style:family="table-cell" style:parent-style-name="Default" style:data-style-name="N0">
      <style:table-cell-properties fo:background-color="#fde9d9"/>
    </style:style>
    <style:style style:name="_34_0_a0__25__20_-_20_Accent1" style:display-name="40 % - Accent1" style:family="table-cell" style:parent-style-name="Default" style:data-style-name="N0">
      <style:table-cell-properties fo:background-color="#b8cce4"/>
    </style:style>
    <style:style style:name="_34_0_a0__25__20_-_20_Accent2" style:display-name="40 % - Accent2" style:family="table-cell" style:parent-style-name="Default" style:data-style-name="N0">
      <style:table-cell-properties fo:background-color="#e6b8b7"/>
    </style:style>
    <style:style style:name="_34_0_a0__25__20_-_20_Accent3" style:display-name="40 % - Accent3" style:family="table-cell" style:parent-style-name="Default" style:data-style-name="N0">
      <style:table-cell-properties fo:background-color="#d8e4bc"/>
    </style:style>
    <style:style style:name="_34_0_a0__25__20_-_20_Accent4" style:display-name="40 % - Accent4" style:family="table-cell" style:parent-style-name="Default" style:data-style-name="N0">
      <style:table-cell-properties fo:background-color="#ccc0da"/>
    </style:style>
    <style:style style:name="_34_0_a0__25__20_-_20_Accent5" style:display-name="40 % - Accent5" style:family="table-cell" style:parent-style-name="Default" style:data-style-name="N0">
      <style:table-cell-properties fo:background-color="#b7dee8"/>
    </style:style>
    <style:style style:name="_34_0_a0__25__20_-_20_Accent6" style:display-name="40 % - Accent6" style:family="table-cell" style:parent-style-name="Default" style:data-style-name="N0">
      <style:table-cell-properties fo:background-color="#fcd5b4"/>
    </style:style>
    <style:style style:name="_36_0_a0__25__20_-_20_Accent1" style:display-name="60 % - Accent1" style:family="table-cell" style:parent-style-name="Default" style:data-style-name="N0">
      <style:table-cell-properties fo:background-color="#95b3d7"/>
      <style:text-properties fo:color="#ffffff"/>
    </style:style>
    <style:style style:name="_36_0_a0__25__20_-_20_Accent2" style:display-name="60 % - Accent2" style:family="table-cell" style:parent-style-name="Default" style:data-style-name="N0">
      <style:table-cell-properties fo:background-color="#da9694"/>
      <style:text-properties fo:color="#ffffff"/>
    </style:style>
    <style:style style:name="_36_0_a0__25__20_-_20_Accent3" style:display-name="60 % - Accent3" style:family="table-cell" style:parent-style-name="Default" style:data-style-name="N0">
      <style:table-cell-properties fo:background-color="#c4d79b"/>
      <style:text-properties fo:color="#ffffff"/>
    </style:style>
    <style:style style:name="_36_0_a0__25__20_-_20_Accent4" style:display-name="60 % - Accent4" style:family="table-cell" style:parent-style-name="Default" style:data-style-name="N0">
      <style:table-cell-properties fo:background-color="#b1a0c7"/>
      <style:text-properties fo:color="#ffffff"/>
    </style:style>
    <style:style style:name="_36_0_a0__25__20_-_20_Accent5" style:display-name="60 % - Accent5" style:family="table-cell" style:parent-style-name="Default" style:data-style-name="N0">
      <style:table-cell-properties fo:background-color="#92cddc"/>
      <style:text-properties fo:color="#ffffff"/>
    </style:style>
    <style:style style:name="_36_0_a0__25__20_-_20_Accent6" style:display-name="60 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Commentaire" style:family="table-cell" style:parent-style-name="Default" style:data-style-name="N0">
      <style:table-cell-properties fo:background-color="#ffffcc" fo:border="0.002cm solid #b2b2b2"/>
    </style:style>
    <style:style style:name="Entrée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_a0_1" style:display-name="Titre 1" style:family="table-cell" style:parent-style-name="Default" style:data-style-name="N0">
      <style:table-cell-properties fo:border-bottom="0.088cm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0.088cm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0.071cm solid #95b3d7" fo:border-left="none" fo:border-right="none" fo:border-top="none"/>
      <style:text-properties fo:color="#1f497d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39cm double #4f81bd" style:border-line-width-bottom="0.002cm 0.035cm 0.002cm" fo:border-left="none" fo:border-right="none" fo:border-top="0.002cm solid #4f81bd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  <style:style style:name="Excel_5f_BuiltIn_5f_20_a0__25__20_-_20_Accent1" style:display-name="Excel_BuiltIn_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003366" style:text-outline="false" style:text-line-through-style="none" style:font-name="Cambria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25.04.2018</text:date>, <text:time>16:2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Feuil1" style:display-name="PageStyle_Feuil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pe_5f_material" style:display-name="PageStyle_pipe_material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gi" style:display-name="PageStyle_mgi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gi_20_1" style:display-name="PageStyle_mgi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gi_20_2" style:display-name="PageStyle_mgi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gi_20_3" style:display-name="PageStyle_mgi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Nicolas Liaudat</meta:initial-creator>
    <meta:creation-date>2018-04-18T13:06:55Z</meta:creation-date>
    <dc:date>2018-04-25T16:21:25.30</dc:date>
    <meta:editing-duration>PT3H6M52S</meta:editing-duration>
    <meta:editing-cycles>23</meta:editing-cycles>
    <meta:document-statistic meta:table-count="5" meta:cell-count="8501" meta:object-count="0"/>
  </office:meta>
</office:document-meta>
</file>